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50900000096735E1941.eps" manifest:media-type=""/>
  <manifest:file-entry manifest:full-path="Pictures/20000002000004ED000001B3AEE7F58E.eps" manifest:media-type=""/>
  <manifest:file-entry manifest:full-path="Pictures/20000002000004E900000129C12F4F1B.eps" manifest:media-type=""/>
  <manifest:file-entry manifest:full-path="Pictures/2000000200000407000000AA364493F6.eps" manifest:media-type=""/>
  <manifest:file-entry manifest:full-path="Pictures/200000020000045100000107CA73DF8D.eps" manifest:media-type=""/>
  <manifest:file-entry manifest:full-path="Pictures/20000002000003FB000000FFA3FEAD15.eps" manifest:media-type=""/>
  <manifest:file-entry manifest:full-path="Pictures/20000002000004C9000003CB0B4F7E1A.eps" manifest:media-type=""/>
  <manifest:file-entry manifest:full-path="Pictures/200000020000051100000146BBB68343.eps" manifest:media-type=""/>
  <manifest:file-entry manifest:full-path="Pictures/200000020000041E00000125C50DA46E.eps" manifest:media-type=""/>
  <manifest:file-entry manifest:full-path="Pictures/20000002000003CF000001758D334F67.eps" manifest:media-type=""/>
  <manifest:file-entry manifest:full-path="Pictures/20000002000005420000024D10C1B51E.eps" manifest:media-type=""/>
  <manifest:file-entry manifest:full-path="Pictures/200000020000057E0000012A98525858.eps" manifest:media-type=""/>
  <manifest:file-entry manifest:full-path="Pictures/20000002000005140000016013B2E267.eps" manifest:media-type=""/>
  <manifest:file-entry manifest:full-path="Pictures/200000020000024C00000134DC4E9EB1.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8.44cm" table:align="margins"/>
    </style:style>
    <style:style style:name="Tableau1.A" style:family="table-column">
      <style:table-column-properties style:column-width="4.71cm" style:rel-column-width="2670*"/>
    </style:style>
    <style:style style:name="Tableau1.B" style:family="table-column">
      <style:table-column-properties style:column-width="13.73cm" style:rel-column-width="7784*"/>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2" style:family="table">
      <style:table-properties style:width="18.44cm" table:align="margins"/>
    </style:style>
    <style:style style:name="Tableau2.A" style:family="table-column">
      <style:table-column-properties style:column-width="3.493cm" style:rel-column-width="1980*"/>
    </style:style>
    <style:style style:name="Tableau2.B" style:family="table-column">
      <style:table-column-properties style:column-width="4.207cm" style:rel-column-width="2385*"/>
    </style:style>
    <style:style style:name="Tableau2.C" style:family="table-column">
      <style:table-column-properties style:column-width="10.74cm" style:rel-column-width="6089*"/>
    </style:style>
    <style:style style:name="Tableau2.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eeeeee"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none" fo:border-top="none" fo:border-bottom="0.05pt solid #000000"/>
    </style:style>
    <style:style style:name="Tableau2.C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none" fo:border-top="none" fo:border-bottom="0.05pt solid #000000"/>
    </style:style>
    <style:style style:name="Tableau2.C7" style:family="table-cell">
      <style:table-cell-properties style:vertical-align="middle" fo:padding="0.097cm" fo:border-left="0.05pt solid #000000" fo:border-right="0.05pt solid #000000" fo:border-top="none" fo:border-bottom="0.05pt solid #000000"/>
    </style:style>
    <style:style style:name="Tableau2.A8" style:family="table-cell">
      <style:table-cell-properties style:vertical-align="middle" fo:padding="0.097cm" fo:border-left="0.05pt solid #000000" fo:border-right="none" fo:border-top="none" fo:border-bottom="0.05pt solid #000000"/>
    </style:style>
    <style:style style:name="Tableau2.B8" style:family="table-cell">
      <style:table-cell-properties style:vertical-align="middle" fo:padding="0.097cm" fo:border-left="0.05pt solid #000000" fo:border-right="none" fo:border-top="none" fo:border-bottom="0.05pt solid #000000"/>
    </style:style>
    <style:style style:name="Tableau2.C8" style:family="table-cell">
      <style:table-cell-properties style:vertical-align="middle" fo:padding="0.097cm"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2pt" fo:font-style="italic" officeooo:rsid="0047a067" officeooo:paragraph-rsid="0047a067" style:font-name-asian="Droid Sans Fallback1" style:font-size-asian="12pt" style:font-style-asian="italic" style:font-name-complex="Liberation Mono" style:font-size-complex="12pt" style:font-style-complex="italic"/>
    </style:style>
    <style:style style:name="P2" style:family="paragraph" style:parent-style-name="Preformatted_20_Text">
      <style:paragraph-properties fo:text-align="center" style:justify-single-word="false"/>
      <style:text-properties style:font-name="Liberation Serif" fo:font-size="12pt" fo:font-style="italic" officeooo:rsid="0047a067" officeooo:paragraph-rsid="00497461" style:font-name-asian="Droid Sans Fallback1" style:font-size-asian="12pt" style:font-style-asian="italic" style:font-name-complex="Liberation Mono" style:font-size-complex="12pt" style:font-style-complex="italic"/>
    </style:style>
    <style:style style:name="P3" style:family="paragraph" style:parent-style-name="Preformatted_20_Text">
      <style:paragraph-properties fo:text-align="center" style:justify-single-word="false"/>
      <style:text-properties style:font-name="Liberation Serif" fo:font-size="12pt" fo:font-style="italic" style:text-underline-style="none" fo:font-weight="normal" officeooo:rsid="0083841f" officeooo:paragraph-rsid="0083841f" style:font-name-asian="Droid Sans Fallback1" style:font-size-asian="12pt" style:font-style-asian="italic" style:font-weight-asian="normal" style:font-name-complex="Liberation Mono" style:font-size-complex="12pt" style:font-style-complex="italic" style:font-weight-complex="normal"/>
    </style:style>
    <style:style style:name="P4" style:family="paragraph" style:parent-style-name="Preformatted_20_Text">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5" style:family="paragraph" style:parent-style-name="Preformatted_20_Text">
      <style:paragraph-properties fo:text-align="justify" style:justify-single-word="false"/>
      <style:text-properties style:font-name="Liberation Serif" fo:font-size="12pt" fo:font-style="normal" officeooo:paragraph-rsid="00470f82" style:font-size-asian="12pt" style:font-style-asian="normal" style:font-size-complex="12pt" style:font-style-complex="normal"/>
    </style:style>
    <style:style style:name="P6" style:family="paragraph" style:parent-style-name="Preformatted_20_Text" style:list-style-name="L6">
      <style:paragraph-properties fo:text-align="justify" style:justify-single-word="false"/>
      <style:text-properties style:font-name="Liberation Serif" fo:font-size="12pt" fo:font-style="normal" officeooo:paragraph-rsid="00470f82" style:font-size-asian="12pt" style:font-style-asian="normal" style:font-size-complex="12pt" style:font-style-complex="normal"/>
    </style:style>
    <style:style style:name="P7" style:family="paragraph" style:parent-style-name="Preformatted_20_Text" style:list-style-name="L6">
      <style:paragraph-properties fo:text-align="justify" style:justify-single-word="false"/>
      <style:text-properties style:font-name="Liberation Serif" fo:font-size="12pt" fo:font-style="normal" officeooo:paragraph-rsid="0047a067" style:font-size-asian="12pt" style:font-style-asian="normal" style:font-size-complex="12pt" style:font-style-complex="normal"/>
    </style:style>
    <style:style style:name="P8" style:family="paragraph" style:parent-style-name="Preformatted_20_Text" style:list-style-name="L6">
      <style:paragraph-properties fo:text-align="justify" style:justify-single-word="false"/>
      <style:text-properties style:font-name="Liberation Serif" fo:font-size="12pt" fo:font-style="normal" officeooo:rsid="004713fd" officeooo:paragraph-rsid="004713fd" style:font-size-asian="12pt" style:font-style-asian="normal" style:font-size-complex="12pt" style:font-style-complex="normal"/>
    </style:style>
    <style:style style:name="P9" style:family="paragraph" style:parent-style-name="Preformatted_20_Text" style:list-style-name="L6">
      <style:paragraph-properties fo:text-align="justify" style:justify-single-word="false"/>
      <style:text-properties style:font-name="Liberation Serif" fo:font-size="12pt" fo:font-style="normal" officeooo:rsid="0047a067" officeooo:paragraph-rsid="0047a067" style:font-size-asian="12pt" style:font-style-asian="normal" style:font-size-complex="12pt" style:font-style-complex="normal"/>
    </style:style>
    <style:style style:name="P10" style:family="paragraph" style:parent-style-name="Preformatted_20_Text" style:list-style-name="L6">
      <style:paragraph-properties fo:text-align="justify" style:justify-single-word="false"/>
      <style:text-properties style:font-name="Liberation Serif" fo:font-size="12pt" fo:font-style="normal" officeooo:paragraph-rsid="00470f82" style:font-name-asian="Droid Sans Fallback1" style:font-size-asian="12pt" style:font-style-asian="normal" style:font-name-complex="Liberation Mono" style:font-size-complex="12pt" style:font-style-complex="normal"/>
    </style:style>
    <style:style style:name="P11" style:family="paragraph" style:parent-style-name="Preformatted_20_Text" style:list-style-name="L6">
      <style:paragraph-properties fo:text-align="justify" style:justify-single-word="false"/>
      <style:text-properties style:font-name="Liberation Serif" fo:font-size="12pt" fo:font-style="normal" officeooo:paragraph-rsid="0047a067" style:font-name-asian="Droid Sans Fallback1" style:font-size-asian="12pt" style:font-style-asian="normal" style:font-name-complex="Liberation Mono" style:font-size-complex="12pt" style:font-style-complex="normal"/>
    </style:style>
    <style:style style:name="P12" style:family="paragraph" style:parent-style-name="Preformatted_20_Text">
      <style:paragraph-properties fo:text-align="center" style:justify-single-word="false"/>
      <style:text-properties style:font-name="Liberation Serif" fo:font-size="12pt" fo:font-style="normal" officeooo:paragraph-rsid="00470f82" style:font-name-asian="Droid Sans Fallback1" style:font-size-asian="12pt" style:font-style-asian="normal" style:font-name-complex="Liberation Mono" style:font-size-complex="12pt" style:font-style-complex="normal"/>
    </style:style>
    <style:style style:name="P13" style:family="paragraph" style:parent-style-name="Preformatted_20_Text">
      <style:paragraph-properties fo:text-align="center" style:justify-single-word="false"/>
      <style:text-properties style:font-name="Liberation Serif" fo:font-size="12pt" fo:font-style="normal" officeooo:paragraph-rsid="0047a067" style:font-name-asian="Droid Sans Fallback1" style:font-size-asian="12pt" style:font-style-asian="normal" style:font-name-complex="Liberation Mono" style:font-size-complex="12pt" style:font-style-complex="normal"/>
    </style:style>
    <style:style style:name="P14" style:family="paragraph" style:parent-style-name="Preformatted_20_Text">
      <style:paragraph-properties fo:text-align="center" style:justify-single-word="false"/>
      <style:text-properties style:font-name="Liberation Serif" fo:font-size="12pt" fo:font-style="normal" officeooo:rsid="004713fd" officeooo:paragraph-rsid="004713fd" style:font-name-asian="Droid Sans Fallback1" style:font-size-asian="12pt" style:font-style-asian="normal" style:font-name-complex="Liberation Mono" style:font-size-complex="12pt" style:font-style-complex="normal"/>
    </style:style>
    <style:style style:name="P15" style:family="paragraph" style:parent-style-name="Preformatted_20_Text">
      <style:paragraph-properties fo:text-align="center" style:justify-single-word="false"/>
      <style:text-properties style:font-name="Liberation Serif" fo:font-size="12pt" fo:font-style="normal" officeooo:rsid="004713fd" officeooo:paragraph-rsid="0047a067" style:font-name-asian="Droid Sans Fallback1" style:font-size-asian="12pt" style:font-style-asian="normal" style:font-name-complex="Liberation Mono" style:font-size-complex="12pt" style:font-style-complex="normal"/>
    </style:style>
    <style:style style:name="P16" style:family="paragraph" style:parent-style-name="Preformatted_20_Text" style:list-style-name="L6">
      <style:paragraph-properties fo:text-align="justify" style:justify-single-word="false"/>
      <style:text-properties style:font-name="Liberation Serif" fo:font-size="12pt" fo:font-style="normal" officeooo:rsid="004713fd" officeooo:paragraph-rsid="004713fd" style:font-name-asian="Droid Sans Fallback1" style:font-size-asian="12pt" style:font-style-asian="normal" style:font-name-complex="Liberation Mono" style:font-size-complex="12pt" style:font-style-complex="normal"/>
    </style:style>
    <style:style style:name="P17" style:family="paragraph" style:parent-style-name="Preformatted_20_Text">
      <style:paragraph-properties fo:text-align="center" style:justify-single-word="false"/>
      <style:text-properties style:font-name="Liberation Serif" fo:font-size="12pt" fo:font-style="normal" officeooo:rsid="0047a067" officeooo:paragraph-rsid="0047a067" style:font-name-asian="Droid Sans Fallback1" style:font-size-asian="12pt" style:font-style-asian="normal" style:font-name-complex="Liberation Mono" style:font-size-complex="12pt" style:font-style-complex="normal"/>
    </style:style>
    <style:style style:name="P18" style:family="paragraph" style:parent-style-name="Preformatted_20_Text" style:list-style-name="L6">
      <style:paragraph-properties fo:text-align="justify" style:justify-single-word="false"/>
      <style:text-properties style:font-name="Liberation Serif" fo:font-size="12pt" fo:font-style="normal" officeooo:rsid="0047a067" officeooo:paragraph-rsid="0047a067" style:font-name-asian="Droid Sans Fallback1" style:font-size-asian="12pt" style:font-style-asian="normal" style:font-name-complex="Liberation Mono" style:font-size-complex="12pt" style:font-style-complex="normal"/>
    </style:style>
    <style:style style:name="P19" style:family="paragraph" style:parent-style-name="Preformatted_20_Text">
      <style:paragraph-properties fo:text-align="center" style:justify-single-word="false"/>
      <style:text-properties style:font-name="Liberation Serif" fo:font-size="12pt" fo:font-style="normal" style:text-underline-style="none" fo:font-weight="normal" officeooo:rsid="0083841f" officeooo:paragraph-rsid="0083841f" style:font-name-asian="Droid Sans Fallback1" style:font-size-asian="12pt" style:font-style-asian="normal" style:font-weight-asian="normal" style:font-name-complex="Liberation Mono" style:font-size-complex="12pt" style:font-style-complex="normal" style:font-weight-complex="normal"/>
    </style:style>
    <style:style style:name="P20" style:family="paragraph" style:parent-style-name="Preformatted_20_Text">
      <style:paragraph-properties fo:margin-left="0cm" fo:margin-right="0cm" fo:text-align="justify" style:justify-single-word="false" fo:text-indent="0cm" style:auto-text-indent="false"/>
      <style:text-properties style:font-name="Liberation Serif" fo:font-size="12pt" style:text-underline-style="none" officeooo:paragraph-rsid="001fc877" style:font-size-asian="12pt" style:font-size-complex="12pt"/>
    </style:style>
    <style:style style:name="P21" style:family="paragraph" style:parent-style-name="Preformatted_20_Text">
      <style:paragraph-properties fo:margin-left="0cm" fo:margin-right="0cm" fo:text-align="justify" style:justify-single-word="false" fo:text-indent="0cm" style:auto-text-indent="false"/>
      <style:text-properties style:font-name="Liberation Serif" fo:font-size="12pt" style:text-underline-style="none" officeooo:paragraph-rsid="002bec87" style:font-size-asian="12pt" style:font-size-complex="12pt"/>
    </style:style>
    <style:style style:name="P22" style:family="paragraph" style:parent-style-name="Preformatted_20_Text">
      <style:paragraph-properties fo:margin-left="0cm" fo:margin-right="0cm" fo:text-align="justify" style:justify-single-word="false" fo:text-indent="0cm" style:auto-text-indent="false"/>
      <style:text-properties style:font-name="Liberation Serif" fo:font-size="12pt" style:text-underline-style="none" officeooo:paragraph-rsid="006ce03f" style:font-size-asian="12pt" style:font-size-complex="12pt"/>
    </style:style>
    <style:style style:name="P23" style:family="paragraph" style:parent-style-name="Preformatted_20_Text">
      <style:paragraph-properties fo:margin-left="0cm" fo:margin-right="0cm" fo:text-align="justify" style:justify-single-word="false" fo:text-indent="0cm" style:auto-text-indent="false"/>
      <style:text-properties style:font-name="Liberation Serif" fo:font-size="12pt" officeooo:paragraph-rsid="00832e93" style:font-size-asian="12pt" style:font-size-complex="12pt"/>
    </style:style>
    <style:style style:name="P24" style:family="paragraph" style:parent-style-name="Preformatted_20_Text">
      <style:paragraph-properties fo:margin-left="0cm" fo:margin-right="0cm" fo:text-align="center" style:justify-single-word="false" fo:text-indent="0cm" style:auto-text-indent="false"/>
      <style:text-properties style:font-name="Liberation Serif" fo:font-size="12pt" fo:font-style="italic" style:text-underline-style="none" fo:font-weight="normal" officeooo:rsid="0083841f" officeooo:paragraph-rsid="0083841f" style:font-name-asian="Droid Sans Fallback1" style:font-size-asian="12pt" style:font-style-asian="italic" style:font-weight-asian="normal" style:font-name-complex="Liberation Mono" style:font-size-complex="12pt" style:font-style-complex="italic" style:font-weight-complex="normal"/>
    </style:style>
    <style:style style:name="P25" style:family="paragraph" style:parent-style-name="Preformatted_20_Text">
      <style:paragraph-properties fo:margin-left="0cm" fo:margin-right="0cm" fo:text-align="justify" style:justify-single-word="false" fo:text-indent="0cm" style:auto-text-indent="false"/>
      <style:text-properties style:font-name="Liberation Serif" fo:font-size="12pt" fo:font-style="normal" officeooo:paragraph-rsid="00319f8b" style:font-size-asian="12pt" style:font-style-asian="normal" style:font-size-complex="12pt" style:font-style-complex="normal"/>
    </style:style>
    <style:style style:name="P26" style:family="paragraph" style:parent-style-name="Preformatted_20_Text">
      <style:paragraph-properties fo:margin-left="0cm" fo:margin-right="0cm" fo:text-align="justify" style:justify-single-word="false" fo:text-indent="0cm" style:auto-text-indent="false"/>
      <style:text-properties style:font-name="Liberation Serif" fo:font-size="12pt" fo:font-style="normal" style:text-underline-style="none" fo:font-weight="normal" officeooo:rsid="001fc877" officeooo:paragraph-rsid="00319f8b"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margin-left="0cm" fo:margin-right="0cm" fo:text-align="justify" style:justify-single-word="false" fo:text-indent="0cm" style:auto-text-indent="false"/>
      <style:text-properties officeooo:paragraph-rsid="002bb498"/>
    </style:style>
    <style:style style:name="P28" style:family="paragraph" style:parent-style-name="Preformatted_20_Text">
      <style:paragraph-properties fo:margin-left="0cm" fo:margin-right="0cm" fo:text-align="justify" style:justify-single-word="false" fo:text-indent="0cm" style:auto-text-indent="false"/>
      <style:text-properties officeooo:paragraph-rsid="006578d7"/>
    </style:style>
    <style:style style:name="P29" style:family="paragraph" style:parent-style-name="Preformatted_20_Text">
      <style:paragraph-properties fo:margin-left="0cm" fo:margin-right="0cm" fo:text-align="justify" style:justify-single-word="false" fo:text-indent="0cm" style:auto-text-indent="false"/>
      <style:text-properties fo:font-size="12pt" fo:font-style="normal" officeooo:paragraph-rsid="00319f8b" style:font-size-asian="12pt" style:font-style-asian="normal" style:font-size-complex="12pt" style:font-style-complex="normal"/>
    </style:style>
    <style:style style:name="P30" style:family="paragraph" style:parent-style-name="Preformatted_20_Text">
      <style:paragraph-properties fo:margin-left="0cm" fo:margin-right="0cm" fo:text-align="justify" style:justify-single-word="false" fo:text-indent="0cm" style:auto-text-indent="false"/>
      <style:text-properties fo:font-size="12pt" fo:font-style="normal" officeooo:paragraph-rsid="008148d6" style:font-size-asian="12pt" style:font-style-asian="normal" style:font-size-complex="12pt" style:font-style-complex="normal"/>
    </style:style>
    <style:style style:name="P31" style:family="paragraph" style:parent-style-name="Preformatted_20_Text">
      <style:paragraph-properties fo:margin-left="0cm" fo:margin-right="0cm" fo:text-align="justify" style:justify-single-word="false" fo:text-indent="0cm" style:auto-text-indent="false"/>
      <style:text-properties fo:font-style="normal" officeooo:paragraph-rsid="0054017e" style:font-style-asian="normal" style:font-style-complex="normal"/>
    </style:style>
    <style:style style:name="P32" style:family="paragraph" style:parent-style-name="Preformatted_20_Text">
      <style:paragraph-properties fo:margin-left="0cm" fo:margin-right="0cm" fo:text-align="justify" style:justify-single-word="false" fo:text-indent="0cm" style:auto-text-indent="false"/>
      <style:text-properties fo:font-style="normal" officeooo:paragraph-rsid="0089e60b" style:font-style-asian="normal" style:font-style-complex="normal"/>
    </style:style>
    <style:style style:name="P33" style:family="paragraph" style:parent-style-name="Preformatted_20_Text" style:list-style-name="L6">
      <style:paragraph-properties fo:margin-left="0cm" fo:margin-right="0cm" fo:text-align="center" style:justify-single-word="false" fo:text-indent="-0.635cm" style:auto-text-indent="false"/>
      <style:text-properties style:font-name="Liberation Serif" fo:font-size="12pt" fo:font-style="normal" officeooo:paragraph-rsid="00470f82" style:font-name-asian="Droid Sans Fallback1" style:font-size-asian="12pt" style:font-style-asian="normal" style:font-name-complex="Liberation Mono" style:font-size-complex="12pt" style:font-style-complex="normal"/>
    </style:style>
    <style:style style:name="P34" style:family="paragraph" style:parent-style-name="Preformatted_20_Text" style:list-style-name="L6">
      <style:paragraph-properties fo:margin-left="0cm" fo:margin-right="0cm" fo:text-align="center" style:justify-single-word="false" fo:text-indent="-0.635cm" style:auto-text-indent="false"/>
      <style:text-properties style:font-name="Liberation Serif" fo:font-size="12pt" fo:font-style="normal" officeooo:paragraph-rsid="0047a067" style:font-name-asian="Droid Sans Fallback1" style:font-size-asian="12pt" style:font-style-asian="normal" style:font-name-complex="Liberation Mono" style:font-size-complex="12pt" style:font-style-complex="normal"/>
    </style:style>
    <style:style style:name="P35" style:family="paragraph" style:parent-style-name="Preformatted_20_Text" style:list-style-name="L6">
      <style:paragraph-properties fo:margin-left="0cm" fo:margin-right="0cm" fo:text-align="center" style:justify-single-word="false" fo:text-indent="-0.635cm" style:auto-text-indent="false"/>
      <style:text-properties style:font-name="Liberation Serif" fo:font-size="12pt" fo:font-style="normal" officeooo:rsid="0047a067" officeooo:paragraph-rsid="0047a067" style:font-name-asian="Droid Sans Fallback1" style:font-size-asian="12pt" style:font-style-asian="normal" style:font-name-complex="Liberation Mono" style:font-size-complex="12pt" style:font-style-complex="normal"/>
    </style:style>
    <style:style style:name="P36" style:family="paragraph" style:parent-style-name="Preformatted_20_Text" style:list-style-name="L6">
      <style:paragraph-properties fo:margin-left="0cm" fo:margin-right="0cm" fo:text-align="center" style:justify-single-word="false" fo:text-indent="-0.635cm" style:auto-text-indent="false"/>
      <style:text-properties style:font-name="Liberation Serif" fo:font-size="12pt" fo:font-style="italic" officeooo:rsid="0047a067" officeooo:paragraph-rsid="0047a067" style:font-name-asian="Droid Sans Fallback1" style:font-size-asian="12pt" style:font-style-asian="italic" style:font-name-complex="Liberation Mono" style:font-size-complex="12pt" style:font-style-complex="italic"/>
    </style:style>
    <style:style style:name="P37" style:family="paragraph" style:parent-style-name="Preformatted_20_Text" style:list-style-name="L6">
      <style:paragraph-properties fo:margin-left="0cm" fo:margin-right="0cm" fo:text-align="center" style:justify-single-word="false" fo:text-indent="-0.635cm" style:auto-text-indent="false"/>
      <style:text-properties style:font-name="Liberation Serif" fo:font-size="12pt" fo:font-style="italic" officeooo:rsid="0047a067" officeooo:paragraph-rsid="00497461" style:font-name-asian="Droid Sans Fallback1" style:font-size-asian="12pt" style:font-style-asian="italic" style:font-name-complex="Liberation Mono" style:font-size-complex="12pt" style:font-style-complex="italic"/>
    </style:style>
    <style:style style:name="P38" style:family="paragraph" style:parent-style-name="Standard">
      <style:paragraph-properties fo:text-align="justify" style:justify-single-word="false"/>
      <style:text-properties officeooo:rsid="001ac043" officeooo:paragraph-rsid="00343337"/>
    </style:style>
    <style:style style:name="P39" style:family="paragraph" style:parent-style-name="Standard">
      <style:paragraph-properties fo:margin-left="0cm" fo:margin-right="0cm" fo:text-indent="0cm" style:auto-text-indent="false"/>
      <style:text-properties style:text-underline-style="solid" style:text-underline-width="auto" style:text-underline-color="font-color" officeooo:rsid="001fc877" officeooo:paragraph-rsid="001fc877"/>
    </style:style>
    <style:style style:name="P40" style:family="paragraph" style:parent-style-name="Standard">
      <style:paragraph-properties fo:margin-left="0cm" fo:margin-right="0cm" fo:text-align="justify" style:justify-single-word="false" fo:text-indent="0cm" style:auto-text-indent="false"/>
      <style:text-properties officeooo:rsid="001fc877" officeooo:paragraph-rsid="00713f22"/>
    </style:style>
    <style:style style:name="P41" style:family="paragraph" style:parent-style-name="Standard">
      <style:paragraph-properties fo:margin-left="0cm" fo:margin-right="0cm" fo:text-align="center" style:justify-single-word="false" fo:text-indent="0cm" style:auto-text-indent="false"/>
      <style:text-properties fo:font-size="11pt" fo:font-style="italic" style:text-underline-style="none" officeooo:rsid="00230135" officeooo:paragraph-rsid="0024e998" style:font-size-asian="11pt" style:font-style-asian="italic" style:font-size-complex="11pt" style:font-style-complex="italic"/>
    </style:style>
    <style:style style:name="P42" style:family="paragraph" style:parent-style-name="Standard">
      <style:paragraph-properties fo:margin-left="0cm" fo:margin-right="0cm" fo:text-align="center" style:justify-single-word="false" fo:text-indent="0cm" style:auto-text-indent="false"/>
      <style:text-properties fo:font-size="11pt" fo:font-style="italic" style:text-underline-style="none" officeooo:rsid="00230135" officeooo:paragraph-rsid="00230135" style:font-size-asian="11pt" style:font-style-asian="italic" style:font-size-complex="11pt" style:font-style-complex="italic"/>
    </style:style>
    <style:style style:name="P43" style:family="paragraph" style:parent-style-name="Standard">
      <style:paragraph-properties fo:margin-left="0cm" fo:margin-right="0cm" fo:text-align="center" style:justify-single-word="false" fo:text-indent="0cm" style:auto-text-indent="false"/>
      <style:text-properties fo:font-size="11pt" fo:font-style="italic" style:text-underline-style="none" fo:font-weight="normal" officeooo:rsid="00230135" officeooo:paragraph-rsid="0058b58c" style:font-size-asian="11pt" style:font-style-asian="italic" style:font-weight-asian="normal" style:font-size-complex="11pt" style:font-style-complex="italic" style:font-weight-complex="normal"/>
    </style:style>
    <style:style style:name="P44" style:family="paragraph" style:parent-style-name="Standard">
      <style:paragraph-properties fo:margin-left="0cm" fo:margin-right="0cm" fo:text-align="center" style:justify-single-word="false" fo:text-indent="0cm" style:auto-text-indent="false"/>
      <style:text-properties fo:font-size="11pt" fo:font-style="italic" style:text-underline-style="none" fo:font-weight="normal" officeooo:rsid="00230135" officeooo:paragraph-rsid="00590db5" style:font-size-asian="11pt" style:font-style-asian="italic" style:font-weight-asian="normal" style:font-size-complex="11pt" style:font-style-complex="italic" style:font-weight-complex="normal"/>
    </style:style>
    <style:style style:name="P45" style:family="paragraph" style:parent-style-name="Standard">
      <style:paragraph-properties fo:margin-left="0cm" fo:margin-right="0cm" fo:text-align="center" style:justify-single-word="false" fo:text-indent="0cm" style:auto-text-indent="false"/>
      <style:text-properties fo:font-size="11pt" fo:font-style="italic" style:text-underline-style="none" fo:font-weight="normal" officeooo:rsid="00230135" officeooo:paragraph-rsid="0075f5dc" style:font-size-asian="11pt" style:font-style-asian="italic" style:font-weight-asian="normal" style:font-size-complex="11pt" style:font-style-complex="italic" style:font-weight-complex="normal"/>
    </style:style>
    <style:style style:name="P46" style:family="paragraph" style:parent-style-name="Standard">
      <style:paragraph-properties fo:margin-left="0cm" fo:margin-right="0cm" fo:text-align="center" style:justify-single-word="false" fo:text-indent="0cm" style:auto-text-indent="false"/>
      <style:text-properties fo:font-size="11pt" fo:font-style="italic" style:text-underline-style="none" fo:font-weight="normal" officeooo:rsid="00230135" officeooo:paragraph-rsid="008554bd" style:font-size-asian="11pt" style:font-style-asian="italic" style:font-weight-asian="normal" style:font-size-complex="11pt" style:font-style-complex="italic" style:font-weight-complex="normal"/>
    </style:style>
    <style:style style:name="P47" style:family="paragraph" style:parent-style-name="Standard">
      <style:paragraph-properties fo:margin-left="0cm" fo:margin-right="0cm" fo:text-align="center" style:justify-single-word="false" fo:text-indent="0cm" style:auto-text-indent="false"/>
      <style:text-properties fo:font-size="11pt" fo:font-style="italic" style:text-underline-style="none" fo:font-weight="normal" officeooo:rsid="00230135" officeooo:paragraph-rsid="0088c3d9" style:font-size-asian="11pt" style:font-style-asian="italic" style:font-weight-asian="normal" style:font-size-complex="11pt" style:font-style-complex="italic"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size="11pt" fo:font-style="italic" style:text-underline-style="solid" style:text-underline-width="auto" style:text-underline-color="font-color" officeooo:rsid="001fc877" officeooo:paragraph-rsid="0030f596" style:font-size-asian="11pt" style:font-style-asian="italic" style:font-size-complex="11pt" style:font-style-complex="italic"/>
    </style:style>
    <style:style style:name="P49" style:family="paragraph" style:parent-style-name="Standard">
      <style:paragraph-properties fo:margin-left="0cm" fo:margin-right="0cm" fo:text-indent="0cm" style:auto-text-indent="false"/>
      <style:text-properties fo:font-style="italic" style:text-underline-style="none" fo:font-weight="normal" officeooo:rsid="001fc877" officeooo:paragraph-rsid="00319f8b" style:font-style-asian="italic" style:font-weight-asian="normal" style:font-style-complex="italic" style:font-weight-complex="normal"/>
    </style:style>
    <style:style style:name="P50" style:family="paragraph" style:parent-style-name="Standard">
      <style:paragraph-properties fo:margin-left="0cm" fo:margin-right="0cm" fo:text-indent="0cm" style:auto-text-indent="false"/>
      <style:text-properties fo:font-style="italic" style:text-underline-style="none" fo:font-weight="normal" officeooo:rsid="001fc877" officeooo:paragraph-rsid="002e26ba" style:font-style-asian="italic" style:font-weight-asian="normal" style:font-style-complex="italic" style:font-weight-complex="normal"/>
    </style:style>
    <style:style style:name="P51" style:family="paragraph" style:parent-style-name="Standard">
      <style:paragraph-properties fo:margin-left="0cm" fo:margin-right="0cm" fo:text-indent="0cm" style:auto-text-indent="false"/>
      <style:text-properties fo:font-style="italic" style:text-underline-style="none" fo:font-weight="normal" officeooo:rsid="001fc877" officeooo:paragraph-rsid="002c4f71" style:font-style-asian="italic" style:font-weight-asian="normal" style:font-style-complex="italic" style:font-weight-complex="normal"/>
    </style:style>
    <style:style style:name="P52" style:family="paragraph" style:parent-style-name="Standard">
      <style:paragraph-properties fo:margin-left="0cm" fo:margin-right="0cm" fo:text-align="justify" style:justify-single-word="false" fo:text-indent="0cm" style:auto-text-indent="false"/>
      <style:text-properties fo:font-style="italic" style:text-underline-style="none" fo:font-weight="normal" officeooo:rsid="004fa485" officeooo:paragraph-rsid="004fa485" style:font-style-asian="italic" style:font-weight-asian="normal" style:font-style-complex="italic" style:font-weight-complex="normal"/>
    </style:style>
    <style:style style:name="P53" style:family="paragraph" style:parent-style-name="Standard">
      <style:paragraph-properties fo:margin-left="0cm" fo:margin-right="0cm" fo:text-indent="0cm" style:auto-text-indent="false"/>
      <style:text-properties fo:font-style="italic" officeooo:paragraph-rsid="00319f8b" style:font-style-asian="italic" style:font-style-complex="italic"/>
    </style:style>
    <style:style style:name="P54" style:family="paragraph" style:parent-style-name="Standard">
      <style:paragraph-properties fo:margin-left="0cm" fo:margin-right="0cm" fo:text-indent="0cm" style:auto-text-indent="false"/>
      <style:text-properties style:text-underline-style="none" fo:font-weight="normal" officeooo:rsid="001fc877" officeooo:paragraph-rsid="002e26ba" style:font-weight-asian="normal" style:font-weight-complex="normal"/>
    </style:style>
    <style:style style:name="P55" style:family="paragraph" style:parent-style-name="Standard">
      <style:paragraph-properties fo:margin-left="0cm" fo:margin-right="0cm" fo:text-indent="0cm" style:auto-text-indent="false"/>
      <style:text-properties style:text-underline-style="none" officeooo:rsid="001fc877" officeooo:paragraph-rsid="001fc877"/>
    </style:style>
    <style:style style:name="P56" style:family="paragraph" style:parent-style-name="Standard">
      <style:paragraph-properties fo:margin-left="0cm" fo:margin-right="0cm" fo:text-align="center" style:justify-single-word="false" fo:text-indent="0cm" style:auto-text-indent="false"/>
      <style:text-properties officeooo:paragraph-rsid="00386efd"/>
    </style:style>
    <style:style style:name="P57" style:family="paragraph" style:parent-style-name="Standard">
      <style:paragraph-properties fo:margin-left="0cm" fo:margin-right="0cm" fo:text-align="center" style:justify-single-word="false" fo:text-indent="0cm" style:auto-text-indent="false"/>
      <style:text-properties officeooo:paragraph-rsid="003a5bfa"/>
    </style:style>
    <style:style style:name="P58" style:family="paragraph" style:parent-style-name="Standard">
      <style:paragraph-properties fo:margin-left="0cm" fo:margin-right="0cm" fo:text-align="center" style:justify-single-word="false" fo:text-indent="0cm" style:auto-text-indent="false"/>
      <style:text-properties officeooo:paragraph-rsid="00517969"/>
    </style:style>
    <style:style style:name="P59" style:family="paragraph" style:parent-style-name="Standard">
      <style:paragraph-properties fo:margin-left="0cm" fo:margin-right="0cm" fo:text-align="justify" style:justify-single-word="false" fo:text-indent="0cm" style:auto-text-indent="false"/>
      <style:text-properties officeooo:rsid="000db905" officeooo:paragraph-rsid="0030f783"/>
    </style:style>
    <style:style style:name="P60" style:family="paragraph" style:parent-style-name="Standard">
      <style:paragraph-properties fo:margin-left="0cm" fo:margin-right="0cm" fo:text-indent="0cm" style:auto-text-indent="false"/>
      <style:text-properties fo:font-size="14pt" style:text-underline-style="solid" style:text-underline-width="auto" style:text-underline-color="font-color" officeooo:rsid="001fc877" officeooo:paragraph-rsid="001fc877" style:font-size-asian="14pt" style:font-size-complex="14pt"/>
    </style:style>
    <style:style style:name="P61" style:family="paragraph" style:parent-style-name="Standard">
      <style:paragraph-properties fo:margin-left="0cm" fo:margin-right="0cm" fo:text-align="center" style:justify-single-word="false" fo:text-indent="0cm" style:auto-text-indent="false"/>
      <style:text-properties fo:font-size="14pt" style:text-underline-style="solid" style:text-underline-width="auto" style:text-underline-color="font-color" officeooo:rsid="001fc877" officeooo:paragraph-rsid="001fc26f" style:font-size-asian="14pt" style:font-size-complex="14pt"/>
    </style:style>
    <style:style style:name="P62" style:family="paragraph" style:parent-style-name="Standard">
      <style:paragraph-properties fo:margin-left="0cm" fo:margin-right="0cm" fo:text-indent="0cm" style:auto-text-indent="false"/>
      <style:text-properties fo:font-size="14pt" style:text-underline-style="solid" style:text-underline-width="auto" style:text-underline-color="font-color" officeooo:rsid="001fc26f" officeooo:paragraph-rsid="001fc26f" style:font-size-asian="14pt" style:font-size-complex="14pt"/>
    </style:style>
    <style:style style:name="P63" style:family="paragraph" style:parent-style-name="Standard">
      <style:paragraph-properties fo:margin-left="0cm" fo:margin-right="0cm" fo:text-align="justify" style:justify-single-word="false" fo:text-indent="0cm" style:auto-text-indent="false"/>
      <style:text-properties fo:font-size="12pt" fo:font-style="italic" style:text-underline-style="none" fo:font-weight="normal" officeooo:rsid="001fc877" officeooo:paragraph-rsid="00319f8b"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fo:font-size="12pt" fo:font-style="italic" style:text-underline-style="none" fo:font-weight="normal" officeooo:rsid="001fc877" officeooo:paragraph-rsid="003281d5"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fo:font-size="12pt" fo:font-style="italic" style:text-underline-style="none" fo:font-weight="normal" officeooo:rsid="001fc877" officeooo:paragraph-rsid="00713f22"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officeooo:rsid="003cdac7" officeooo:paragraph-rsid="003cdac7" style:font-size-asian="12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indent="0cm" style:auto-text-indent="false"/>
      <style:text-properties officeooo:rsid="001fc26f" officeooo:paragraph-rsid="001fc26f"/>
    </style:style>
    <style:style style:name="P68" style:family="paragraph" style:parent-style-name="Standard">
      <style:paragraph-properties fo:margin-left="0cm" fo:margin-right="0cm" fo:text-align="center" style:justify-single-word="false" fo:text-indent="0cm" style:auto-text-indent="false"/>
      <style:text-properties officeooo:rsid="001fc26f" officeooo:paragraph-rsid="001fc26f"/>
    </style:style>
    <style:style style:name="P69" style:family="paragraph" style:parent-style-name="Standard">
      <style:paragraph-properties fo:margin-left="0cm" fo:margin-right="0cm" fo:text-align="center" style:justify-single-word="false" fo:text-indent="0cm" style:auto-text-indent="false"/>
      <style:text-properties fo:font-size="20pt" fo:font-weight="bold" officeooo:paragraph-rsid="001fc26f" style:font-size-asian="20pt" style:font-weight-asian="bold" style:font-size-complex="20pt" style:font-weight-complex="bold"/>
    </style:style>
    <style:style style:name="P70" style:family="paragraph" style:parent-style-name="Standard">
      <style:paragraph-properties fo:margin-left="0cm" fo:margin-right="0cm" fo:text-align="justify" style:justify-single-word="false" fo:text-indent="0cm" style:auto-text-indent="false"/>
      <style:text-properties officeooo:paragraph-rsid="002882f2"/>
    </style:style>
    <style:style style:name="P71" style:family="paragraph" style:parent-style-name="Standard">
      <style:paragraph-properties fo:margin-left="0cm" fo:margin-right="0cm" fo:text-align="justify" style:justify-single-word="false" fo:text-indent="0cm" style:auto-text-indent="false"/>
      <style:text-properties officeooo:paragraph-rsid="003cdac7"/>
    </style:style>
    <style:style style:name="P72" style:family="paragraph" style:parent-style-name="Standard">
      <style:paragraph-properties fo:margin-left="0cm" fo:margin-right="0cm" fo:text-align="justify" style:justify-single-word="false" fo:text-indent="0cm" style:auto-text-indent="false">
        <style:tab-stops>
          <style:tab-stop style:position="1.27cm"/>
          <style:tab-stop style:position="5.001cm"/>
        </style:tab-stops>
      </style:paragraph-properties>
      <style:text-properties officeooo:rsid="000b65bd" officeooo:paragraph-rsid="0030f783"/>
    </style:style>
    <style:style style:name="P73" style:family="paragraph" style:parent-style-name="Standard">
      <style:paragraph-properties fo:margin-left="0cm" fo:margin-right="0cm" fo:text-align="justify" style:justify-single-word="false" fo:text-indent="0cm" style:auto-text-indent="false"/>
      <style:text-properties officeooo:rsid="000b65bd" officeooo:paragraph-rsid="0030f783"/>
    </style:style>
    <style:style style:name="P74" style:family="paragraph" style:parent-style-name="Standard">
      <style:paragraph-properties fo:margin-left="0cm" fo:margin-right="0cm" fo:text-align="justify" style:justify-single-word="false" fo:text-indent="0cm" style:auto-text-indent="false"/>
      <style:text-properties officeooo:rsid="00171910" officeooo:paragraph-rsid="00352946"/>
    </style:style>
    <style:style style:name="P75" style:family="paragraph" style:parent-style-name="Standard">
      <style:paragraph-properties fo:margin-left="0cm" fo:margin-right="0cm" fo:text-align="justify" style:justify-single-word="false" fo:text-indent="0cm" style:auto-text-indent="false"/>
      <style:text-properties officeooo:rsid="00171910" officeooo:paragraph-rsid="007e6c4c"/>
    </style:style>
    <style:style style:name="P76" style:family="paragraph" style:parent-style-name="Standard">
      <style:paragraph-properties fo:margin-left="0cm" fo:margin-right="0cm" fo:text-align="justify" style:justify-single-word="false" fo:text-indent="0cm" style:auto-text-indent="false"/>
      <style:text-properties fo:font-style="normal" style:text-underline-style="none" officeooo:rsid="0022a321" officeooo:paragraph-rsid="00361b96" style:font-style-asian="normal" style:font-style-complex="normal"/>
    </style:style>
    <style:style style:name="P77" style:family="paragraph" style:parent-style-name="Standard">
      <style:paragraph-properties fo:margin-left="0cm" fo:margin-right="0cm" fo:text-align="center" style:justify-single-word="false" fo:text-indent="0cm" style:auto-text-indent="false"/>
      <style:text-properties style:font-name="Liberation Serif" fo:font-size="12pt" fo:font-style="normal" officeooo:paragraph-rsid="005c6509" style:font-size-asian="12pt" style:font-style-asian="normal" style:font-size-complex="12pt" style:font-style-complex="normal"/>
    </style:style>
    <style:style style:name="P78" style:family="paragraph" style:parent-style-name="Standard">
      <style:paragraph-properties fo:margin-left="0cm" fo:margin-right="0cm" fo:text-align="center" style:justify-single-word="false" fo:text-indent="0cm" style:auto-text-indent="false"/>
      <style:text-properties style:font-name="Liberation Serif" fo:font-size="11pt" fo:font-style="italic" style:text-underline-style="none" fo:font-weight="normal" officeooo:rsid="00230135" officeooo:paragraph-rsid="0075f5dc" style:font-size-asian="11pt" style:font-style-asian="italic" style:font-weight-asian="normal" style:font-size-complex="11pt" style:font-style-complex="italic" style:font-weight-complex="normal"/>
    </style:style>
    <style:style style:name="P79" style:family="paragraph" style:parent-style-name="Standard">
      <style:paragraph-properties fo:margin-left="0cm" fo:margin-right="0cm" fo:text-align="center" style:justify-single-word="false" fo:text-indent="0cm" style:auto-text-indent="false"/>
      <style:text-properties style:font-name="Liberation Serif" fo:font-size="11pt" fo:font-style="italic" style:text-underline-style="none" fo:font-weight="normal" officeooo:rsid="00230135" officeooo:paragraph-rsid="007b90a3" style:font-size-asian="11pt" style:font-style-asian="italic" style:font-weight-asian="normal" style:font-size-complex="11pt" style:font-style-complex="italic"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Liberation Serif" fo:font-size="11pt" fo:font-style="italic" style:text-underline-style="none" fo:font-weight="normal" officeooo:rsid="00230135" officeooo:paragraph-rsid="0088c3d9" style:font-size-asian="11pt" style:font-style-asian="italic" style:font-weight-asian="normal" style:font-size-complex="11pt" style:font-style-complex="italic" style:font-weight-complex="normal"/>
    </style:style>
    <style:style style:name="P81" style:family="paragraph" style:parent-style-name="Standard">
      <style:paragraph-properties fo:margin-left="0cm" fo:margin-right="0cm" fo:text-align="center" style:justify-single-word="false" fo:text-indent="0cm" style:auto-text-indent="false"/>
      <style:text-properties style:font-name="Liberation Serif" fo:font-size="11pt" fo:font-style="italic" style:text-underline-style="none" fo:font-weight="normal" officeooo:rsid="00230135" officeooo:paragraph-rsid="0089e60b" style:font-size-asian="11pt" style:font-style-asian="italic" style:font-weight-asian="normal" style:font-size-complex="11pt" style:font-style-complex="italic" style:font-weight-complex="normal"/>
    </style:style>
    <style:style style:name="P82" style:family="paragraph" style:parent-style-name="Standard">
      <style:paragraph-properties fo:margin-left="0cm" fo:margin-right="0cm" fo:text-align="center" style:justify-single-word="false" fo:text-indent="0cm" style:auto-text-indent="false"/>
      <style:text-properties style:font-name="Liberation Serif" fo:font-size="11pt" fo:font-style="italic" officeooo:paragraph-rsid="0075f5dc" style:font-size-asian="11pt" style:font-style-asian="italic" style:font-size-complex="11pt" style:font-style-complex="italic"/>
    </style:style>
    <style:style style:name="P83" style:family="paragraph" style:parent-style-name="Standard">
      <style:paragraph-properties fo:margin-left="0cm" fo:margin-right="0cm" fo:text-align="center" style:justify-single-word="false" fo:text-indent="0cm" style:auto-text-indent="false"/>
      <style:text-properties style:font-name="Liberation Serif" fo:font-size="11pt" fo:font-style="italic" officeooo:paragraph-rsid="0088c3d9" style:font-size-asian="11pt" style:font-style-asian="italic" style:font-size-complex="11pt" style:font-style-complex="italic"/>
    </style:style>
    <style:style style:name="P84" style:family="paragraph">
      <style:paragraph-properties fo:text-align="end"/>
    </style:style>
    <style:style style:name="T1" style:family="text">
      <style:text-properties officeooo:rsid="001fc26f"/>
    </style:style>
    <style:style style:name="T2" style:family="text">
      <style:text-properties fo:font-size="14pt" style:font-size-asian="14pt" style:font-size-complex="14pt"/>
    </style:style>
    <style:style style:name="T3" style:family="text">
      <style:text-properties officeooo:rsid="00241a9a"/>
    </style:style>
    <style:style style:name="T4" style:family="text">
      <style:text-properties officeooo:rsid="0024e998"/>
    </style:style>
    <style:style style:name="T5" style:family="text">
      <style:text-properties officeooo:rsid="00293d56"/>
    </style:style>
    <style:style style:name="T6" style:family="text">
      <style:text-properties fo:font-size="12pt" style:text-underline-style="none" officeooo:rsid="002882f2" style:font-size-asian="12pt" style:font-size-complex="12pt"/>
    </style:style>
    <style:style style:name="T7" style:family="text">
      <style:text-properties fo:font-size="12pt" style:text-underline-style="none" officeooo:rsid="00293d56" style:font-size-asian="12pt" style:font-size-complex="12pt"/>
    </style:style>
    <style:style style:name="T8" style:family="text">
      <style:text-properties fo:font-size="12pt" style:text-underline-style="none" officeooo:rsid="006578d7" style:font-size-asian="12pt" style:font-size-complex="12pt"/>
    </style:style>
    <style:style style:name="T9" style:family="text">
      <style:text-properties fo:font-size="12pt" style:text-underline-style="none" fo:font-weight="normal" officeooo:rsid="002c4f71" style:font-size-asian="12pt" style:font-weight-asian="normal" style:font-size-complex="12pt" style:font-weight-complex="normal"/>
    </style:style>
    <style:style style:name="T10" style:family="text">
      <style:text-properties fo:font-size="12pt" style:text-underline-style="none" fo:font-weight="normal" officeooo:rsid="002e26ba" style:font-size-asian="12pt" style:font-weight-asian="normal" style:font-size-complex="12pt" style:font-weight-complex="normal"/>
    </style:style>
    <style:style style:name="T11" style:family="text">
      <style:text-properties fo:font-size="12pt" style:font-size-asian="12pt" style:font-size-complex="12pt"/>
    </style:style>
    <style:style style:name="T12" style:family="text">
      <style:text-properties fo:font-size="12pt" officeooo:rsid="0030f596" style:font-size-asian="12pt" style:font-size-complex="12pt"/>
    </style:style>
    <style:style style:name="T13" style:family="text">
      <style:text-properties fo:font-size="12pt" officeooo:rsid="002e26ba" style:font-size-asian="12pt" style:font-size-complex="12pt"/>
    </style:style>
    <style:style style:name="T14" style:family="text">
      <style:text-properties fo:font-size="12pt" officeooo:rsid="002c4f71" style:font-size-asian="12pt" style:font-size-complex="12pt"/>
    </style:style>
    <style:style style:name="T15" style:family="text">
      <style:text-properties fo:font-size="12pt" officeooo:rsid="00446de4" style:font-size-asian="12pt" style:font-size-complex="12pt"/>
    </style:style>
    <style:style style:name="T16" style:family="text">
      <style:text-properties fo:font-size="12pt" officeooo:rsid="0050dad3" style:font-size-asian="12pt" style:font-size-complex="12pt"/>
    </style:style>
    <style:style style:name="T17" style:family="text">
      <style:text-properties fo:font-size="12pt" officeooo:rsid="0079e7c1" style:font-size-asian="12pt" style:font-size-complex="12pt"/>
    </style:style>
    <style:style style:name="T18"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0333f1d"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03cdac7"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3eade5"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7e79e0"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none" fo:font-weight="normal" officeooo:rsid="002e26ba"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8554bd"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89e60b" style:font-size-asian="12pt" style:font-style-asian="normal" style:font-weight-asian="normal" style:font-size-complex="12pt" style:font-style-complex="normal" style:font-weight-complex="normal"/>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2e26ba" style:font-size-asian="12pt" style:font-style-asian="normal" style:font-size-complex="12pt" style:font-style-complex="normal"/>
    </style:style>
    <style:style style:name="T28" style:family="text">
      <style:text-properties fo:font-size="12pt" fo:font-style="normal" officeooo:rsid="004fd206" style:font-size-asian="12pt" style:font-style-asian="normal" style:font-size-complex="12pt" style:font-style-complex="normal"/>
    </style:style>
    <style:style style:name="T29" style:family="text">
      <style:text-properties fo:font-size="12pt" fo:font-style="normal" officeooo:rsid="0050dad3" style:font-size-asian="12pt" style:font-style-asian="normal" style:font-size-complex="12pt" style:font-style-complex="normal"/>
    </style:style>
    <style:style style:name="T30" style:family="text">
      <style:text-properties fo:font-size="12pt" fo:font-style="normal" officeooo:rsid="0079e7c1" style:font-size-asian="12pt" style:font-style-asian="normal" style:font-size-complex="12pt" style:font-style-complex="normal"/>
    </style:style>
    <style:style style:name="T31" style:family="text">
      <style:text-properties fo:font-size="12pt" fo:font-style="normal" officeooo:rsid="0080affe" style:font-size-asian="12pt" style:font-style-asian="normal" style:font-size-complex="12pt" style:font-style-complex="normal"/>
    </style:style>
    <style:style style:name="T32" style:family="text">
      <style:text-properties fo:font-size="12pt" fo:font-style="normal" officeooo:rsid="008554bd" style:font-size-asian="12pt" style:font-style-asian="normal" style:font-size-complex="12pt" style:font-style-complex="normal"/>
    </style:style>
    <style:style style:name="T33" style:family="text">
      <style:text-properties fo:font-size="12pt" fo:font-style="normal" officeooo:rsid="0088c3d9" style:font-size-asian="12pt" style:font-style-asian="normal" style:font-size-complex="12pt" style:font-style-complex="normal"/>
    </style:style>
    <style:style style:name="T34" style:family="text">
      <style:text-properties fo:font-size="12pt" fo:font-style="normal" officeooo:rsid="0089e60b" style:font-size-asian="12pt" style:font-style-asian="normal" style:font-size-complex="12pt" style:font-style-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size="12pt" fo:font-style="italic" style:text-underline-style="none" fo:font-weight="normal" officeooo:rsid="000fa1e7" style:font-size-asian="12pt" style:font-style-asian="italic" style:font-weight-asian="normal" style:font-size-complex="12pt" style:font-style-complex="italic" style:font-weight-complex="normal"/>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022e175" style:font-size-asian="12pt" style:font-weight-asian="normal" style:font-size-complex="12pt" style:font-weight-complex="normal"/>
    </style:style>
    <style:style style:name="T39" style:family="text">
      <style:text-properties fo:font-size="12pt" fo:font-weight="normal" officeooo:rsid="00832e93" style:font-size-asian="12pt" style:font-weight-asian="normal" style:font-size-complex="12pt" style:font-weight-complex="normal"/>
    </style:style>
    <style:style style:name="T40" style:family="text">
      <style:text-properties style:font-name="Liberation Serif"/>
    </style:style>
    <style:style style:name="T41" style:family="text">
      <style:text-properties style:font-name="Liberation Serif" fo:font-size="12pt" style:font-size-asian="12pt" style:font-size-complex="12pt"/>
    </style:style>
    <style:style style:name="T42" style:family="text">
      <style:text-properties style:font-name="Liberation Serif" fo:font-size="12pt" officeooo:rsid="002b336a" style:font-size-asian="12pt" style:font-size-complex="12pt"/>
    </style:style>
    <style:style style:name="T43" style:family="text">
      <style:text-properties style:font-name="Liberation Serif" fo:font-size="12pt" officeooo:rsid="004097cf" style:font-size-asian="12pt" style:font-size-complex="12pt"/>
    </style:style>
    <style:style style:name="T44" style:family="text">
      <style:text-properties style:font-name="Liberation Serif" fo:font-size="12pt" officeooo:rsid="0054017e" style:font-size-asian="12pt" style:font-size-complex="12pt"/>
    </style:style>
    <style:style style:name="T45" style:family="text">
      <style:text-properties style:font-name="Liberation Serif" fo:font-size="12pt" officeooo:rsid="006578d7" style:font-size-asian="12pt" style:font-size-complex="12pt"/>
    </style:style>
    <style:style style:name="T46" style:family="text">
      <style:text-properties style:font-name="Liberation Serif" fo:font-size="12pt" officeooo:rsid="0066d2bd" style:font-size-asian="12pt" style:font-size-complex="12pt"/>
    </style:style>
    <style:style style:name="T47" style:family="text">
      <style:text-properties style:font-name="Liberation Serif" fo:font-size="12pt" officeooo:rsid="00726b28" style:font-size-asian="12pt" style:font-size-complex="12pt"/>
    </style:style>
    <style:style style:name="T48" style:family="text">
      <style:text-properties style:font-name="Liberation Serif" fo:font-size="12pt" style:text-underline-style="none" style:font-size-asian="12pt" style:font-size-complex="12pt"/>
    </style:style>
    <style:style style:name="T49" style:family="text">
      <style:text-properties style:font-name="Liberation Serif" fo:font-size="12pt" style:text-underline-style="none" officeooo:rsid="001fc877" style:font-size-asian="12pt" style:font-size-complex="12pt"/>
    </style:style>
    <style:style style:name="T50" style:family="text">
      <style:text-properties style:font-name="Liberation Serif" fo:font-size="12pt" style:text-underline-style="none" officeooo:rsid="002bb498" style:font-size-asian="12pt" style:font-size-complex="12pt"/>
    </style:style>
    <style:style style:name="T51" style:family="text">
      <style:text-properties style:font-name="Liberation Serif" fo:font-size="12pt" style:text-underline-style="none" officeooo:rsid="004d1969" style:font-size-asian="12pt" style:font-size-complex="12pt"/>
    </style:style>
    <style:style style:name="T52" style:family="text">
      <style:text-properties style:font-name="Liberation Serif" fo:font-size="12pt" style:text-underline-style="none" officeooo:rsid="00674cec" style:font-size-asian="12pt" style:font-size-complex="12pt"/>
    </style:style>
    <style:style style:name="T53" style:family="text">
      <style:text-properties style:font-name="Liberation Serif" fo:font-size="12pt" style:text-underline-style="none" fo:font-weight="normal" officeooo:rsid="001fc877" style:font-size-asian="12pt" style:font-weight-asian="normal" style:font-size-complex="12pt" style:font-weight-complex="normal"/>
    </style:style>
    <style:style style:name="T54" style:family="text">
      <style:text-properties style:font-name="Liberation Serif" fo:font-size="12pt" style:text-underline-style="none" fo:font-weight="normal" officeooo:rsid="004097cf" style:font-size-asian="12pt" style:font-weight-asian="normal" style:font-size-complex="12pt" style:font-weight-complex="normal"/>
    </style:style>
    <style:style style:name="T55" style:family="text">
      <style:text-properties style:font-name="Liberation Serif" fo:font-size="12pt" style:text-underline-style="none" fo:font-weight="normal" officeooo:rsid="00438436" style:font-size-asian="12pt" style:font-weight-asian="normal" style:font-size-complex="12pt" style:font-weight-complex="normal"/>
    </style:style>
    <style:style style:name="T56" style:family="text">
      <style:text-properties style:font-name="Liberation Serif" fo:font-size="12pt" style:text-underline-style="none" fo:font-weight="normal" officeooo:rsid="00517969" style:font-size-asian="12pt" style:font-weight-asian="normal" style:font-size-complex="12pt" style:font-weight-complex="normal"/>
    </style:style>
    <style:style style:name="T57" style:family="text">
      <style:text-properties style:font-name="Liberation Serif" fo:font-size="12pt" style:text-underline-style="none" fo:font-weight="normal" officeooo:rsid="00726b28" style:font-size-asian="12pt" style:font-weight-asian="normal" style:font-size-complex="12pt" style:font-weight-complex="normal"/>
    </style:style>
    <style:style style:name="T58" style:family="text">
      <style:text-properties style:font-name="Liberation Serif" fo:font-size="12pt" style:text-underline-style="none" fo:font-weight="normal" officeooo:rsid="00740b98" style:font-size-asian="12pt" style:font-weight-asian="normal" style:font-size-complex="12pt" style:font-weight-complex="normal"/>
    </style:style>
    <style:style style:name="T59" style:family="text">
      <style:text-properties style:font-name="Liberation Serif" fo:font-size="12pt" fo:language="en" fo:country="US" style:font-size-asian="12pt" style:font-size-complex="12pt"/>
    </style:style>
    <style:style style:name="T60" style:family="text">
      <style:text-properties style:font-name="Liberation Serif" fo:font-size="12pt" fo:language="en" fo:country="US" officeooo:rsid="002bb498" style:font-size-asian="12pt" style:font-size-complex="12pt"/>
    </style:style>
    <style:style style:name="T61" style:family="text">
      <style:text-properties style:font-name="Liberation Serif" fo:font-size="12pt" fo:font-style="normal" officeooo:rsid="002e26ba" style:font-size-asian="12pt" style:font-style-asian="normal" style:font-size-complex="12pt" style:font-style-complex="normal"/>
    </style:style>
    <style:style style:name="T62" style:family="text">
      <style:text-properties style:font-name="Liberation Serif" fo:font-size="12pt" fo:font-style="normal" officeooo:rsid="0088c3d9" style:font-size-asian="12pt" style:font-style-asian="normal" style:font-size-complex="12pt" style:font-style-complex="normal"/>
    </style:style>
    <style:style style:name="T63" style:family="text">
      <style:text-properties style:font-name="Liberation Serif" fo:font-size="12pt" fo:font-style="normal" officeooo:rsid="0089e60b" style:font-size-asian="12pt" style:font-style-asian="normal" style:font-size-complex="12pt" style:font-style-complex="normal"/>
    </style:style>
    <style:style style:name="T64" style:family="text">
      <style:text-properties style:font-name="Liberation Serif" fo:font-size="12pt" fo:font-style="italic" style:text-underline-style="none" officeooo:rsid="004d1969" style:font-size-asian="12pt" style:font-style-asian="italic" style:font-size-complex="12pt" style:font-style-complex="italic"/>
    </style:style>
    <style:style style:name="T65" style:family="text">
      <style:text-properties style:font-name="Liberation Serif" fo:font-size="12pt" fo:font-style="italic" style:text-underline-style="none" officeooo:rsid="00241a9a" style:font-size-asian="12pt" style:font-style-asian="italic" style:font-size-complex="12pt" style:font-style-complex="italic"/>
    </style:style>
    <style:style style:name="T66" style:family="text">
      <style:text-properties style:font-name="Liberation Serif" fo:font-size="12pt" fo:font-style="italic" style:text-underline-style="none" fo:font-weight="normal" officeooo:rsid="001fc877" style:font-size-asian="12pt" style:font-style-asian="italic" style:font-weight-asian="normal" style:font-size-complex="12pt" style:font-style-complex="italic" style:font-weight-complex="normal"/>
    </style:style>
    <style:style style:name="T67" style:family="text">
      <style:text-properties style:font-name="Liberation Serif" fo:font-size="12pt" fo:font-style="italic" style:text-underline-style="none" fo:font-weight="normal" officeooo:rsid="004097cf" style:font-size-asian="12pt" style:font-style-asian="italic" style:font-weight-asian="normal" style:font-size-complex="12pt" style:font-style-complex="italic" style:font-weight-complex="normal"/>
    </style:style>
    <style:style style:name="T68" style:family="text">
      <style:text-properties style:font-name="Liberation Serif" style:text-underline-style="none" fo:font-weight="normal" officeooo:rsid="001fc877" style:font-weight-asian="normal" style:font-weight-complex="normal"/>
    </style:style>
    <style:style style:name="T69" style:family="text">
      <style:text-properties style:font-name="Liberation Serif" officeooo:rsid="004cbe86"/>
    </style:style>
    <style:style style:name="T70" style:family="text">
      <style:text-properties style:font-name="Liberation Serif" officeooo:rsid="002e26ba"/>
    </style:style>
    <style:style style:name="T71" style:family="text">
      <style:text-properties style:font-name="Liberation Serif" officeooo:rsid="0075f5dc"/>
    </style:style>
    <style:style style:name="T72" style:family="text">
      <style:text-properties style:font-name="Liberation Serif" officeooo:rsid="008148d6"/>
    </style:style>
    <style:style style:name="T73" style:family="text">
      <style:text-properties style:font-name="Liberation Serif" officeooo:rsid="0089e60b"/>
    </style:style>
    <style:style style:name="T74" style:family="text">
      <style:text-properties officeooo:rsid="001fc877"/>
    </style:style>
    <style:style style:name="T75" style:family="text">
      <style:text-properties officeooo:rsid="002bec87"/>
    </style:style>
    <style:style style:name="T76" style:family="text">
      <style:text-properties fo:font-style="italic" style:font-style-asian="italic" style:font-style-complex="italic"/>
    </style:style>
    <style:style style:name="T77" style:family="text">
      <style:text-properties fo:font-style="italic" officeooo:rsid="001fc877" style:font-style-asian="italic" style:font-style-complex="italic"/>
    </style:style>
    <style:style style:name="T78" style:family="text">
      <style:text-properties fo:font-style="italic" officeooo:rsid="002bec87" style:font-style-asian="italic" style:font-style-complex="italic"/>
    </style:style>
    <style:style style:name="T79" style:family="text">
      <style:text-properties fo:font-style="italic" officeooo:rsid="001bea36" style:font-style-asian="italic" style:font-style-complex="italic"/>
    </style:style>
    <style:style style:name="T80" style:family="text">
      <style:text-properties fo:font-style="italic" officeooo:rsid="00497461" style:font-style-asian="italic" style:font-style-complex="italic"/>
    </style:style>
    <style:style style:name="T81" style:family="text">
      <style:text-properties fo:font-style="italic" officeooo:rsid="0068f177" style:font-style-asian="italic" style:font-style-complex="italic"/>
    </style:style>
    <style:style style:name="T82" style:family="text">
      <style:text-properties fo:font-style="italic" officeooo:rsid="006ad201" style:font-style-asian="italic" style:font-style-complex="italic"/>
    </style:style>
    <style:style style:name="T83" style:family="text">
      <style:text-properties fo:font-style="italic" officeooo:rsid="006c7103" style:font-style-asian="italic" style:font-style-complex="italic"/>
    </style:style>
    <style:style style:name="T84" style:family="text">
      <style:text-properties fo:font-style="italic" officeooo:rsid="006d440b" style:font-style-asian="italic" style:font-style-complex="italic"/>
    </style:style>
    <style:style style:name="T85" style:family="text">
      <style:text-properties fo:font-style="italic" officeooo:rsid="00343337" style:font-style-asian="italic" style:font-style-complex="italic"/>
    </style:style>
    <style:style style:name="T86" style:family="text">
      <style:text-properties fo:font-style="italic" officeooo:rsid="0080ba3e" style:font-style-asian="italic" style:font-style-complex="italic"/>
    </style:style>
    <style:style style:name="T87" style:family="text">
      <style:text-properties fo:font-style="italic" style:text-underline-style="none" fo:font-weight="normal" officeooo:rsid="000fa1e7" style:font-style-asian="italic" style:font-weight-asian="normal" style:font-style-complex="italic" style:font-weight-complex="normal"/>
    </style:style>
    <style:style style:name="T88" style:family="text">
      <style:text-properties fo:font-style="italic" style:text-underline-style="none" fo:font-weight="normal" officeooo:rsid="0082bfcd" style:font-style-asian="italic" style:font-weight-asian="normal" style:font-style-complex="italic" style:font-weight-complex="normal"/>
    </style:style>
    <style:style style:name="T89" style:family="text">
      <style:text-properties fo:font-style="normal" officeooo:rsid="002bec87" style:font-style-asian="normal" style:font-style-complex="normal"/>
    </style:style>
    <style:style style:name="T90" style:family="text">
      <style:text-properties fo:font-style="normal" officeooo:rsid="001bea36" style:font-style-asian="normal" style:font-style-complex="normal"/>
    </style:style>
    <style:style style:name="T91" style:family="text">
      <style:text-properties fo:font-style="normal" officeooo:rsid="007ebbf5" style:font-style-asian="normal" style:font-style-complex="normal"/>
    </style:style>
    <style:style style:name="T92" style:family="text">
      <style:text-properties officeooo:rsid="002bf87f"/>
    </style:style>
    <style:style style:name="T93" style:family="text">
      <style:text-properties officeooo:rsid="002c4f71"/>
    </style:style>
    <style:style style:name="T94" style:family="text">
      <style:text-properties officeooo:rsid="002e26ba"/>
    </style:style>
    <style:style style:name="T95" style:family="text">
      <style:text-properties style:text-underline-style="none" fo:font-weight="normal" style:font-weight-asian="normal" style:font-weight-complex="normal"/>
    </style:style>
    <style:style style:name="T96" style:family="text">
      <style:text-properties style:text-underline-style="none" fo:font-weight="normal" officeooo:rsid="001fc877" style:font-weight-asian="normal" style:font-weight-complex="normal"/>
    </style:style>
    <style:style style:name="T97" style:family="text">
      <style:text-properties style:text-underline-style="none" fo:font-weight="normal" officeooo:rsid="000fa1e7" style:font-weight-asian="normal" style:font-weight-complex="normal"/>
    </style:style>
    <style:style style:name="T98" style:family="text">
      <style:text-properties style:text-underline-style="none" fo:font-weight="normal" officeooo:rsid="0041d790" style:font-weight-asian="normal" style:font-weight-complex="normal"/>
    </style:style>
    <style:style style:name="T99" style:family="text">
      <style:text-properties style:text-underline-style="none" fo:font-weight="normal" officeooo:rsid="004d1969" style:font-weight-asian="normal" style:font-weight-complex="normal"/>
    </style:style>
    <style:style style:name="T100" style:family="text">
      <style:text-properties style:text-underline-style="none" fo:font-weight="normal" officeooo:rsid="00517969" style:font-weight-asian="normal" style:font-weight-complex="normal"/>
    </style:style>
    <style:style style:name="T101" style:family="text">
      <style:text-properties style:text-underline-style="none" fo:font-weight="normal" officeooo:rsid="00740b98" style:font-weight-asian="normal" style:font-weight-complex="normal"/>
    </style:style>
    <style:style style:name="T102" style:family="text">
      <style:text-properties style:text-underline-style="none" fo:font-weight="normal" officeooo:rsid="007e6c4c" style:font-weight-asian="normal" style:font-weight-complex="normal"/>
    </style:style>
    <style:style style:name="T103" style:family="text">
      <style:text-properties style:text-underline-style="none" fo:font-weight="normal" officeooo:rsid="002e26ba" style:font-weight-asian="normal" style:font-weight-complex="normal"/>
    </style:style>
    <style:style style:name="T104" style:family="text">
      <style:text-properties style:text-underline-style="none" fo:font-weight="normal" officeooo:rsid="0082bfcd" style:font-weight-asian="normal" style:font-weight-complex="normal"/>
    </style:style>
    <style:style style:name="T105" style:family="text">
      <style:text-properties style:text-underline-style="none" fo:font-weight="normal" officeooo:rsid="002c4f71" style:font-weight-asian="normal" style:font-weight-complex="normal"/>
    </style:style>
    <style:style style:name="T106" style:family="text">
      <style:text-properties officeooo:rsid="001bea36"/>
    </style:style>
    <style:style style:name="T107" style:family="text">
      <style:text-properties officeooo:rsid="000c8477"/>
    </style:style>
    <style:style style:name="T108" style:family="text">
      <style:text-properties officeooo:rsid="00139d68"/>
    </style:style>
    <style:style style:name="T109" style:family="text">
      <style:text-properties officeooo:rsid="000fa1e7"/>
    </style:style>
    <style:style style:name="T110" style:family="text">
      <style:text-properties officeooo:rsid="001ac043"/>
    </style:style>
    <style:style style:name="T111" style:family="text">
      <style:text-properties officeooo:rsid="0030f783"/>
    </style:style>
    <style:style style:name="T112" style:family="text">
      <style:text-properties officeooo:rsid="00343337"/>
    </style:style>
    <style:style style:name="T113" style:family="text">
      <style:text-properties officeooo:rsid="003e73e8"/>
    </style:style>
    <style:style style:name="T114" style:family="text">
      <style:text-properties officeooo:rsid="003fd2df"/>
    </style:style>
    <style:style style:name="T115" style:family="text">
      <style:text-properties officeooo:rsid="0041d790"/>
    </style:style>
    <style:style style:name="T116" style:family="text">
      <style:text-properties officeooo:rsid="0042437c"/>
    </style:style>
    <style:style style:name="T117" style:family="text">
      <style:text-properties officeooo:rsid="0044b235"/>
    </style:style>
    <style:style style:name="T118" style:family="text">
      <style:text-properties officeooo:rsid="0046cc99"/>
    </style:style>
    <style:style style:name="T119" style:family="text">
      <style:text-properties officeooo:rsid="004713fd"/>
    </style:style>
    <style:style style:name="T120" style:family="text">
      <style:text-properties officeooo:rsid="0047a067"/>
    </style:style>
    <style:style style:name="T121" style:family="text">
      <style:text-properties officeooo:rsid="00497461"/>
    </style:style>
    <style:style style:name="T122" style:family="text">
      <style:text-properties officeooo:rsid="004d1969"/>
    </style:style>
    <style:style style:name="T123" style:family="text">
      <style:text-properties officeooo:rsid="004dbbae"/>
    </style:style>
    <style:style style:name="T124" style:family="text">
      <style:text-properties fo:font-size="11pt" fo:font-style="italic" style:text-underline-style="none" fo:font-weight="normal" officeooo:rsid="002e26ba" style:font-size-asian="11pt" style:font-style-asian="italic" style:font-weight-asian="normal" style:font-size-complex="11pt" style:font-style-complex="italic" style:font-weight-complex="normal"/>
    </style:style>
    <style:style style:name="T125" style:family="text">
      <style:text-properties fo:font-size="11pt" fo:font-style="italic" style:text-underline-style="none" fo:font-weight="normal" officeooo:rsid="0059ee16" style:font-size-asian="11pt" style:font-style-asian="italic" style:font-weight-asian="normal" style:font-size-complex="11pt" style:font-style-complex="italic" style:font-weight-complex="normal"/>
    </style:style>
    <style:style style:name="T126" style:family="text">
      <style:text-properties fo:font-size="11pt" fo:font-style="italic" style:text-underline-style="none" fo:font-weight="normal" officeooo:rsid="003a5bfa" style:font-size-asian="11pt" style:font-style-asian="italic" style:font-weight-asian="normal" style:font-size-complex="11pt" style:font-style-complex="italic" style:font-weight-complex="normal"/>
    </style:style>
    <style:style style:name="T127" style:family="text">
      <style:text-properties fo:font-size="11pt" fo:font-style="italic" style:text-underline-style="none" fo:font-weight="normal" officeooo:rsid="004b43ba" style:font-size-asian="11pt" style:font-style-asian="italic" style:font-weight-asian="normal" style:font-size-complex="11pt" style:font-style-complex="italic" style:font-weight-complex="normal"/>
    </style:style>
    <style:style style:name="T128" style:family="text">
      <style:text-properties fo:font-size="11pt" fo:font-style="italic" style:text-underline-style="none" fo:font-weight="normal" officeooo:rsid="005c6509" style:font-size-asian="11pt" style:font-style-asian="italic" style:font-weight-asian="normal" style:font-size-complex="11pt" style:font-style-complex="italic" style:font-weight-complex="normal"/>
    </style:style>
    <style:style style:name="T129" style:family="text">
      <style:text-properties fo:font-size="11pt" fo:font-style="italic" style:text-underline-style="none" fo:font-weight="normal" officeooo:rsid="006f2180" style:font-size-asian="11pt" style:font-style-asian="italic" style:font-weight-asian="normal" style:font-size-complex="11pt" style:font-style-complex="italic" style:font-weight-complex="normal"/>
    </style:style>
    <style:style style:name="T130" style:family="text">
      <style:text-properties fo:font-size="11pt" fo:font-style="italic" style:text-underline-style="none" fo:font-weight="normal" officeooo:rsid="008446df" style:font-size-asian="11pt" style:font-style-asian="italic" style:font-weight-asian="normal" style:font-size-complex="11pt" style:font-style-complex="italic" style:font-weight-complex="normal"/>
    </style:style>
    <style:style style:name="T131" style:family="text">
      <style:text-properties fo:font-size="11pt" fo:font-style="italic" style:text-underline-style="none" fo:font-weight="normal" officeooo:rsid="0089e60b" style:font-size-asian="11pt" style:font-style-asian="italic" style:font-weight-asian="normal" style:font-size-complex="11pt" style:font-style-complex="italic" style:font-weight-complex="normal"/>
    </style:style>
    <style:style style:name="T132" style:family="text">
      <style:text-properties officeooo:rsid="0050dad3"/>
    </style:style>
    <style:style style:name="T133" style:family="text">
      <style:text-properties officeooo:rsid="0068f177"/>
    </style:style>
    <style:style style:name="T134" style:family="text">
      <style:text-properties officeooo:rsid="006ad201"/>
    </style:style>
    <style:style style:name="T135" style:family="text">
      <style:text-properties officeooo:rsid="006c7103"/>
    </style:style>
    <style:style style:name="T136" style:family="text">
      <style:text-properties officeooo:rsid="006ce03f"/>
    </style:style>
    <style:style style:name="T137" style:family="text">
      <style:text-properties officeooo:rsid="006d440b"/>
    </style:style>
    <style:style style:name="T138" style:family="text">
      <style:text-properties officeooo:rsid="006f2180"/>
    </style:style>
    <style:style style:name="T139" style:family="text">
      <style:text-properties officeooo:rsid="00713f22"/>
    </style:style>
    <style:style style:name="T140" style:family="text">
      <style:text-properties officeooo:rsid="00740b98"/>
    </style:style>
    <style:style style:name="T141" style:family="text">
      <style:text-properties officeooo:rsid="00787ae1"/>
    </style:style>
    <style:style style:name="T142" style:family="text">
      <style:text-properties officeooo:rsid="0079e7c1"/>
    </style:style>
    <style:style style:name="T143" style:family="text">
      <style:text-properties officeooo:rsid="007afc89"/>
    </style:style>
    <style:style style:name="T144" style:family="text">
      <style:text-properties officeooo:rsid="007e6c4c"/>
    </style:style>
    <style:style style:name="T145" style:family="text">
      <style:text-properties officeooo:rsid="0080ba3e"/>
    </style:style>
    <style:style style:name="T146" style:family="text">
      <style:text-properties officeooo:rsid="0082bfcd"/>
    </style:style>
    <style:style style:name="T147" style:family="text">
      <style:text-properties officeooo:rsid="008353cb"/>
    </style:style>
    <style:style style:name="T148" style:family="text">
      <style:text-properties officeooo:rsid="008a4e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text:anchor-type="paragraph" draw:z-index="0" draw:style-name="gr1" draw:text-style-name="P84" svg:width="4.578cm" svg:height="2.038cm" svg:x="13.85cm" svg:y="-0.009cm"><draw:text-box><text:p text:style-name="P84">Projet ECOM</text:p><text:p text:style-name="P84">Université Joseph Fourier</text:p><text:p text:style-name="P84">Master 2 Pro. GI</text:p></draw:text-box></draw:frame>Sébastien BERTHIER</text:p>
      <text:p text:style-name="P67">Pierre ODIN</text:p>
      <text:p text:style-name="P67">Robin GRAN<text:span text:style-name="T148">D</text:span>CHAMP-JEAN</text:p>
      <text:p text:style-name="P67">Abdourahamane TOURÉ</text:p>
      <text:p text:style-name="P67"/>
      <text:p text:style-name="P67"/>
      <text:p text:style-name="P67"/>
      <text:p text:style-name="P69"><text:span text:style-name="T1">Rapport </text:span><text:bookmark text:name="Document_de_conception_syst.C3.A8me"/>de conception système</text:p>
      <text:p text:style-name="P68"/>
      <text:p text:style-name="P61"/>
      <text:p text:style-name="P61"/>
      <text:p text:style-name="P70"><text:span text:style-name="T6">Dans le cadre du Projet ECOM de M2PGI, nous avons développé une application de e-commerce </text:span><text:span text:style-name="T8">nommé HomeCinéma </text:span><text:span text:style-name="T6">permettant d'acheter des films et de les télécharger ou de les visionner en streaming. </text:span><text:span text:style-name="T7">Le document suivant présente l'architecture de notre application et détail</text:span><text:span text:style-name="T8">le</text:span><text:span text:style-name="T7"> </text:span><text:span text:style-name="T8">l</text:span><text:span text:style-name="T7">es différents composants pour permettre de prendre rapidement connaissance d</text:span>es principaux composants JEE de votre application ECOM. <text:span text:style-name="T5">Dans un premier temps, nous donnerons une description globale de notre conception, puis nous décrirons notre schéma d'architecture système (SAS) en détaillant les composants et les liens utilisés pour chaque fonctionnalité.</text:span></text:p>
      <text:p text:style-name="P62"/>
      <text:p text:style-name="P60"><text:bookmark-start text:name="__DdeLink__321_1330929936"/><text:span text:style-name="T132">1</text:span>. Description globale</text:p>
      <text:p text:style-name="P39"/>
      <text:p text:style-name="P39"><text:span text:style-name="T132">1</text:span>.1. Architecture</text:p>
      <text:p text:style-name="P39"/>
      <text:p text:style-name="P28"><text:span text:style-name="T41">Notre application de e-com</text:span><text:span text:style-name="T42">m</text:span><text:span text:style-name="T41">erce basé</text:span><text:span text:style-name="T45">e</text:span><text:span text:style-name="T41"> sur la technologie J2EE </text:span><text:span text:style-name="T45">suit</text:span><text:span text:style-name="T41"> une architecture multi-tier. D'une manière tout </text:span><text:span text:style-name="T42">à</text:span><text:span text:style-name="T41"> fait classique, nous </text:span><text:span text:style-name="T42">retrouvons</text:span><text:span text:style-name="T41"> la </text:span><text:span text:style-name="T42">B</text:span><text:span text:style-name="T41">ase de </text:span><text:span text:style-name="T42">D</text:span><text:span text:style-name="T41">onnée</text:span><text:span text:style-name="T42">s tout en bas </text:span><text:span text:style-name="T45">de la « pile »</text:span><text:span text:style-name="T41">. Elle est utilisé</text:span><text:span text:style-name="T42">e</text:span><text:span text:style-name="T41"> par la couche modèle, module que nous avons appelé HomeCinema-</text:span><text:span text:style-name="T45">ejb.</text:span><text:span text:style-name="T41"> Au-dessus, </text:span><text:span text:style-name="T42">on</text:span><text:span text:style-name="T41"> trouve la couche logique, </text:span><text:span text:style-name="T42">cœur</text:span><text:span text:style-name="T41"> de notre application : les </text:span><text:span text:style-name="T42">M</text:span><text:span text:style-name="T41">anaged </text:span><text:span text:style-name="T42">B</text:span><text:span text:style-name="T41">ean. Nous avons fait le choix d'avoir deux </text:span><text:span text:style-name="T42">W</text:span><text:span text:style-name="T45">AR</text:span><text:span text:style-name="T41">s différents, un pour les clients, l'autre pour l'administration. <text:s/>Enfin, tout en haut de cette pile, </text:span><text:span text:style-name="T42">on </text:span><text:span text:style-name="T41">trouve les clients, ici des navigateur</text:span><text:span text:style-name="T46">s</text:span><text:span text:style-name="T41"> web.</text:span><text:bookmark-end text:name="__DdeLink__321_1330929936"/></text:p>
      <text:p text:style-name="P39"/>
      <text:p text:style-name="P39"><draw:frame draw:style-name="fr3" draw:name="Image5" text:anchor-type="paragraph" svg:width="13.965cm" svg:height="7.315cm" draw:z-index="4"><draw:image xlink:href="Pictures/200000020000024C00000134DC4E9EB1.eps" xlink:type="simple" xlink:show="embed" xlink:actuate="onLoad"/></draw:frame></text:p>
      <text:p text:style-name="P42"><text:bookmark-start text:name="__DdeLink__117_1428802394"/>Figure 1 : Architecture mise en place sous forme de « Pile »<text:bookmark-end text:name="__DdeLink__117_1428802394"/></text:p>
      <text:p text:style-name="P42"/>
      <text:p text:style-name="P27"><text:bookmark-start text:name="__DdeLink__324_1330929936"/><text:span text:style-name="T49">Nous avons fait le choix de mettre les parties commune</text:span><text:span text:style-name="T52">s</text:span><text:span text:style-name="T49"> entre les W</text:span><text:span text:style-name="T52">AR</text:span><text:span text:style-name="T49">s et les EJB</text:span><text:span text:style-name="T48">s dans une </text:span><text:span text:style-name="T50">bibliothèque.</text:span><text:span text:style-name="T48"> Cette dernière comprend des Data </text:span><text:span text:style-name="T50">T</text:span><text:span text:style-name="T48">ransfer </text:span><text:span text:style-name="T50">O</text:span><text:span text:style-name="T48">bject </text:span><text:span text:style-name="T50">(DTO)</text:span><text:span text:style-name="T48">, et les interfaces des </text:span><text:span text:style-name="T50">EJB</text:span><text:span text:style-name="T48">s. <text:s/>De cette manière, les </text:span><text:span text:style-name="T50">W</text:span><text:span text:style-name="T52">AR</text:span><text:span text:style-name="T48"> et les </text:span><text:span text:style-name="T50">EJB</text:span><text:span text:style-name="T48">s peuvent tourner sur des serveur</text:span><text:span text:style-name="T52">s</text:span><text:span text:style-name="T48"> J2EE différents. Il nous est </text:span><text:span text:style-name="T52">également</text:span><text:span text:style-name="T48"> possible d'avoi</text:span><text:span text:style-name="T50">r </text:span><text:span text:style-name="T48">une application "lourde" qui utilise directement les </text:span><text:span text:style-name="T50">EJB</text:span><text:span text:style-name="T48">s, afin </text:span><text:span text:style-name="T52">de </text:span><text:span text:style-name="T48">par exemple remplir notre </text:span><text:span text:style-name="T50">B</text:span><text:span text:style-name="T48">ase de </text:span><text:span text:style-name="T50">D</text:span><text:span text:style-name="T48">onnée</text:span><text:span text:style-name="T50">s</text:span><text:span text:style-name="T48">. Cette </text:span><text:span text:style-name="T50">dernière</text:span><text:span text:style-name="T48"> est utilisé</text:span><text:span text:style-name="T52">e</text:span><text:span text:style-name="T48"> par les </text:span><text:span text:style-name="T50">EJB</text:span><text:span text:style-name="T48">s </text:span><text:span text:style-name="T50">grâce</text:span><text:span text:style-name="T48"> à un </text:span><text:bookmark text:name="firstHeading"/><text:span text:style-name="T59">Object-relational mapping </text:span><text:span text:style-name="T60">(</text:span><text:span text:style-name="T48">ORM</text:span><text:span text:style-name="T50">)</text:span><text:span text:style-name="T48">, ici EclipseLink. </text:span><text:span text:style-name="T51">Enfin, toutes nos pages web sont des pages JSF.</text:span><text:bookmark-end text:name="__DdeLink__324_1330929936"/></text:p>
      <text:p text:style-name="P27"><draw:frame draw:style-name="fr4" draw:name="Image4" text:anchor-type="paragraph" svg:width="15.279cm" svg:height="6.685cm" draw:z-index="9"><draw:image xlink:href="Pictures/20000002000005420000024D10C1B51E.eps" xlink:type="simple" xlink:show="embed" xlink:actuate="onLoad"/></draw:frame><text:soft-page-break/></text:p>
      <text:p text:style-name="P58"><text:span text:style-name="T64">Figure </text:span><text:span text:style-name="T65">2</text:span><text:span text:style-name="T64"> : </text:span><text:span text:style-name="T65">Diagramme C&amp;C</text:span></text:p>
      <text:p text:style-name="P39"/>
      <text:p text:style-name="P39"><text:bookmark-start text:name="__DdeLink__328_1330929936"/><text:span text:style-name="T132">1</text:span>.2. Entités</text:p>
      <text:p text:style-name="P39"/>
      <text:p text:style-name="P20"><text:span text:style-name="T74">Nous avons des produits (</text:span><text:span text:style-name="T77">Product</text:span><text:span text:style-name="T74">), qui contiennent au moins un film (</text:span><text:span text:style-name="T77">Film</text:span><text:span text:style-name="T74">). Ces derniers ont un </text:span>produit principal, mais <text:span text:style-name="T75">ils </text:span>peu<text:span text:style-name="T75">vent</text:span> aussi appartenir à d'autre<text:span text:style-name="T137">s</text:span> <text:span text:style-name="T133">produits</text:span>, comme des packs. Les films <text:span text:style-name="T133">sont </text:span>composés <text:span text:style-name="T133">de</text:span> fichiers vid<text:span text:style-name="T75">é</text:span>os <text:span text:style-name="T75">(</text:span><text:span text:style-name="T78">Video</text:span><text:span text:style-name="T75">)</text:span>: une bande annonce et au moins un fichier <text:span text:style-name="T75">vidéo</text:span> du film. Ils ont des acteurs et des réalisateur<text:span text:style-name="T75">s</text:span> <text:span text:style-name="T75">que nous identifions comme des personnes (</text:span><text:span text:style-name="T78">Person</text:span><text:span text:style-name="T81">) </text:span><text:span text:style-name="T82">qui </text:span>peu<text:span text:style-name="T134">ven</text:span>t avoir <text:span text:style-name="T75">participé à</text:span> un ou plusieurs films. <text:span text:style-name="T75">Les films ont également un ou plusieurs genres (</text:span><text:span text:style-name="T78">Genre</text:span><text:span text:style-name="T75">) et un pays d'origine (</text:span><text:span text:style-name="T78">Country</text:span><text:span text:style-name="T75">).</text:span></text:p>
      <text:p text:style-name="P20"/>
      <text:p text:style-name="P22">Les utilisateur<text:span text:style-name="T75">s</text:span> du site sont enregistré<text:span text:style-name="T137">s</text:span> dans <text:span text:style-name="T78">User</text:span>. <text:span text:style-name="T75">La création et l'activation d'un utilisateur est faîte à l'aide d'un code généré (</text:span><text:span text:style-name="T78">UserActivation</text:span><text:span text:style-name="T83">)</text:span><text:span text:style-name="T89">. Les utilisateurs activés</text:span> ont un caddie qui est une liste de produit<text:span text:style-name="T92">s</text:span>. Une fois le paiement valid<text:span text:style-name="T75">é</text:span>, l<text:span text:style-name="T135">e</text:span> caddie est transformé en transaction <text:span text:style-name="T135">terminée</text:span>. <text:span text:style-name="T137">Le caddie et les transactions sont stockés dans </text:span><text:span text:style-name="T84">Transaction</text:span><text:span text:style-name="T137">. </text:span>L'utilisateur <text:span text:style-name="T75">possède</text:span> une liste de films <text:span text:style-name="T75">(</text:span><text:span text:style-name="T78">UserFilms</text:span><text:span text:style-name="T75">)</text:span> comprenant des donné<text:span text:style-name="T136">es</text:span> spécifique<text:span text:style-name="T75">s</text:span> à chaque utilisateur, comme l'état du visionnage d'un film.<text:bookmark-end text:name="__DdeLink__328_1330929936"/></text:p>
      <text:p text:style-name="P21"/>
      <text:p text:style-name="P21"><draw:frame draw:style-name="fr3" draw:name="Image6" text:anchor-type="paragraph" svg:width="14.245cm" svg:height="11.292cm" draw:z-index="5"><draw:image xlink:href="Pictures/20000002000004C9000003CB0B4F7E1A.eps" xlink:type="simple" xlink:show="embed" xlink:actuate="onLoad"/></draw:frame></text:p>
      <text:p text:style-name="P41">Figure <text:span text:style-name="T4">3</text:span> : <text:span text:style-name="T3">Diagramme de classe</text:span></text:p>
      <text:p text:style-name="P41"><text:soft-page-break/></text:p>
      <text:p text:style-name="P48"><text:span text:style-name="T16">1</text:span><text:span text:style-name="T11">.</text:span><text:span text:style-name="T12">3</text:span><text:span text:style-name="T11">. EJB</text:span><text:span text:style-name="T12">s</text:span></text:p>
      <text:p text:style-name="P48"/>
      <text:p text:style-name="P4">Les fonctions ont été regroupé<text:span text:style-name="T138">es</text:span> dans les <text:span text:style-name="T118">EJB</text:span>s selon l'entité qu'elle modifie. Tous nos EJBs sont <text:span text:style-name="T76">Stateless</text:span>. <text:span text:style-name="T138">De plus, t</text:span>outes les fonction<text:span text:style-name="T118">s</text:span> manipulant des <text:span text:style-name="T118">DTOs</text:span> de film<text:span text:style-name="T118">s</text:span>, produit<text:span text:style-name="T118">s</text:span> ou genre<text:span text:style-name="T118">s</text:span> doivent savoir dans quel lang<text:span text:style-name="T142">ag</text:span>e est le <text:span text:style-name="T118">DTO</text:span>. <text:span text:style-name="T118">Le détail de nos EJBs est le suivant :</text:span></text:p>
      <text:p text:style-name="P4"/>
      <table:table table:name="Tableau1" table:style-name="Tableau1">
        <table:table-column table:style-name="Tableau1.A"/>
        <table:table-column table:style-name="Tableau1.B"/>
        <table:table-row>
          <table:table-cell table:style-name="Tableau1.A1" office:value-type="string">
            <text:p text:style-name="P12">ManageProduct </text:p>
          </table:table-cell>
          <table:table-cell table:style-name="Tableau1.B1" office:value-type="string">
            <text:list xml:id="list4226154106744798109" text:style-name="L6">
              <text:list-item>
                <text:p text:style-name="P6">création et modification d'un produit</text:p>
              </text:list-item>
              <text:list-item>
                <text:p text:style-name="P6">modification des films d'un produit</text:p>
              </text:list-item>
              <text:list-item>
                <text:p text:style-name="P6"><text:span text:style-name="T119">ajout d'un film à un produit (en le créant si nécessaire)</text:span></text:p>
              </text:list-item>
              <text:list-item>
                <text:p text:style-name="P6">consultation <text:span text:style-name="T119">de </text:span>la liste des produit<text:span text:style-name="T119">s</text:span> <text:span text:style-name="T119">et d</text:span>es <text:span text:style-name="T119">informations</text:span> d'un produit</text:p>
              </text:list-item>
              <text:list-item>
                <text:p text:style-name="P10"><text:span text:style-name="T119">r</text:span>echerche de produit<text:span text:style-name="T119">s</text:span> avec des filtre<text:span text:style-name="T119">s</text:span> (acteur, réalisateur, <text:span text:style-name="T119">etc.)</text:span></text:p>
              </text:list-item>
            </text:list>
          </table:table-cell>
        </table:table-row>
        <table:table-row>
          <table:table-cell table:style-name="Tableau1.A2" office:value-type="string">
            <text:list xml:id="list165302619751379" text:continue-numbering="true" text:style-name="L6">
              <text:list-header>
                <text:p text:style-name="P33">ManageFilm</text:p>
              </text:list-header>
            </text:list>
          </table:table-cell>
          <table:table-cell table:style-name="Tableau1.B2" office:value-type="string">
            <text:list xml:id="list165303635037749" text:continue-numbering="true" text:style-name="L6">
              <text:list-item>
                <text:p text:style-name="P6"><text:span text:style-name="T119">création</text:span> et modification d'un film</text:p>
              </text:list-item>
              <text:list-item>
                <text:p text:style-name="P6">ajout de genre<text:span text:style-name="T119">s,</text:span> d<text:span text:style-name="T119">'acteurs </text:span>et de réalisateur<text:span text:style-name="T119">s</text:span> <text:span text:style-name="T138">à un</text:span> film</text:p>
              </text:list-item>
              <text:list-item>
                <text:p text:style-name="P6">ajout de <text:span text:style-name="T138">fichier vidéo</text:span> e<text:span text:style-name="T138">t</text:span> trailer <text:span text:style-name="T138">à un</text:span> film</text:p>
              </text:list-item>
              <text:list-item>
                <text:p text:style-name="P6">choix du produit principal</text:p>
              </text:list-item>
              <text:list-item>
                <text:p text:style-name="P6"><text:span text:style-name="T119">récupération d'</text:span>une liste de tous les films</text:p>
              </text:list-item>
              <text:list-item>
                <text:p text:style-name="P10"><text:span text:style-name="T119">récupération d</text:span>es informations sur un film</text:p>
              </text:list-item>
            </text:list>
          </table:table-cell>
        </table:table-row>
        <table:table-row>
          <table:table-cell table:style-name="Tableau1.A2" office:value-type="string">
            <text:p text:style-name="P12">ManagePerson</text:p>
          </table:table-cell>
          <table:table-cell table:style-name="Tableau1.B2" office:value-type="string">
            <text:list xml:id="list6298029218827246137" text:style-name="L6">
              <text:list-item>
                <text:p text:style-name="P10"><text:span text:style-name="T119">récupération d'</text:span>une personne </text:p>
              </text:list-item>
            </text:list>
          </table:table-cell>
        </table:table-row>
        <table:table-row>
          <table:table-cell table:style-name="Tableau1.A2" office:value-type="string">
            <text:p text:style-name="P12">ManageTransaction</text:p>
            <text:p text:style-name="P14">(fonctions associées au paiement et au caddie)</text:p>
          </table:table-cell>
          <table:table-cell table:style-name="Tableau1.B2" office:value-type="string">
            <text:list xml:id="list7423803824898103534" text:style-name="L6">
              <text:list-item>
                <text:p text:style-name="P6">ajout <text:span text:style-name="T119">et suppression </text:span>des produit<text:span text:style-name="T119">s</text:span> du caddie</text:p>
              </text:list-item>
              <text:list-item>
                <text:p text:style-name="P8"><text:span text:style-name="T138">réalisation du </text:span>paiement</text:p>
              </text:list-item>
              <text:list-item>
                <text:p text:style-name="P10"><text:span text:style-name="T119">consultation</text:span> <text:span text:style-name="T138">du</text:span> caddie</text:p>
              </text:list-item>
            </text:list>
          </table:table-cell>
        </table:table-row>
        <table:table-row>
          <table:table-cell table:style-name="Tableau1.A2" office:value-type="string">
            <text:p text:style-name="P12">ManageUser</text:p>
          </table:table-cell>
          <table:table-cell table:style-name="Tableau1.B2" office:value-type="string">
            <text:list xml:id="list702303321787280140" text:style-name="L6">
              <text:list-item>
                <text:p text:style-name="P6"><text:span text:style-name="T119">i</text:span>nscr<text:span text:style-name="T119">iption d'</text:span>un utilisateur </text:p>
              </text:list-item>
              <text:list-item>
                <text:p text:style-name="P6"><text:span text:style-name="T119">m</text:span>odifi<text:span text:style-name="T119">cation des</text:span> informations d'un utilisateur</text:p>
              </text:list-item>
              <text:list-item>
                <text:p text:style-name="P6"><text:span text:style-name="T119">récupération d'un</text:span> mot de passe</text:p>
              </text:list-item>
              <text:list-item>
                <text:p text:style-name="P10">activ<text:span text:style-name="T119">ation/désactivation d'</text:span>un utilisateur</text:p>
              </text:list-item>
            </text:list>
          </table:table-cell>
        </table:table-row>
        <table:table-row>
          <table:table-cell table:style-name="Tableau1.A2" office:value-type="string">
            <text:p text:style-name="P12">ManageUserFilm</text:p>
          </table:table-cell>
          <table:table-cell table:style-name="Tableau1.B2" office:value-type="string">
            <text:list xml:id="list1995425582198572447" text:style-name="L6">
              <text:list-item>
                <text:p text:style-name="P10"><text:span text:style-name="T119">mise à jour </text:span><text:bookmark-start text:name="__DdeLink__270_1330929936"/><text:span text:style-name="T119">de la position de lecture </text:span>d'un film <text:span text:style-name="T119">d'un </text:span>utilisateur<text:bookmark-end text:name="__DdeLink__270_1330929936"/></text:p>
              </text:list-item>
              <text:list-item>
                <text:p text:style-name="P16">récupération de la position de lecture d'un film d'un utilisateur</text:p>
              </text:list-item>
            </text:list>
          </table:table-cell>
        </table:table-row>
        <table:table-row>
          <table:table-cell table:style-name="Tableau1.A2" office:value-type="string">
            <text:p text:style-name="P12">ManageVideo</text:p>
          </table:table-cell>
          <table:table-cell table:style-name="Tableau1.B7" office:value-type="string">
            <text:list xml:id="list5582789979220478716" text:style-name="L6">
              <text:list-item>
                <text:p text:style-name="P16">consultation de la liste des vidéos</text:p>
              </text:list-item>
            </text:list>
          </table:table-cell>
        </table:table-row>
      </table:table>
      <text:p text:style-name="P77"/>
      <text:p text:style-name="P77"><text:span text:style-name="T124">Figure </text:span><text:span text:style-name="T129">4</text:span><text:span text:style-name="T126"> </text:span><text:span text:style-name="T124">: </text:span><text:span text:style-name="T127">Tableau </text:span><text:span text:style-name="T129">détaillant</text:span><text:span text:style-name="T127"> l</text:span><text:span text:style-name="T128">es EJBs</text:span></text:p>
      <text:p text:style-name="P39"/>
      <text:p text:style-name="P39"><text:span text:style-name="T132">2</text:span>. <text:span text:style-name="T2">Description des composants</text:span></text:p>
      <text:p text:style-name="P39"/>
      <text:p text:style-name="P39"><text:span text:style-name="T132">2.</text:span>1. Composants <text:span text:style-name="T139">U</text:span>tilisateur</text:p>
      <text:p text:style-name="P39"/>
      <text:p text:style-name="P49">→<text:span text:style-name="T93"> Fonctionnalités Utilisateur </text:span><text:span text:style-name="T14">→ </text:span><text:span text:style-name="T13">Inscription :</text:span></text:p>
      <text:p text:style-name="P49"/>
      <text:p text:style-name="P32"><text:bookmark-start text:name="__DdeLink__334_1330929936"/><text:span text:style-name="T53">Un visiteur peut s’inscrire sur le site via un formulaire créé à cet effet qui se trouve dans la page </text:span><text:span text:style-name="T66">signup.xhtm</text:span><text:span text:style-name="T67">l</text:span><text:span text:style-name="T54"> et qui est</text:span><text:span text:style-name="T53"> accessible depuis un lien hypertexte se trouvant sur toutes les pages </text:span><text:span text:style-name="T57">du site</text:span><text:span text:style-name="T53">. </text:span><text:span text:style-name="T54">L</text:span><text:span text:style-name="T53">es informations </text:span><text:span text:style-name="T54">du formulaire</text:span><text:span text:style-name="T53"> sont </text:span><text:span text:style-name="T55">transmis</text:span><text:span text:style-name="T58">es</text:span><text:span text:style-name="T53"> à un </text:span><text:span text:style-name="T54">M</text:span><text:span text:style-name="T53">anaged </text:span><text:span text:style-name="T54">B</text:span><text:span text:style-name="T53">ean </text:span><text:span text:style-name="T54">nommé </text:span><text:span text:style-name="T53">SignUpManagedBean, que nous avons mis en RequestScoped </text:span><text:span text:style-name="T57">et</text:span><text:span text:style-name="T53"> qui se charge de vérifier les informations envoyé</text:span><text:span text:style-name="T54">es</text:span><text:span text:style-name="T53"> par </text:span><text:span text:style-name="T54">l'</text:span><text:span text:style-name="T53">utilisateur. </text:span><text:span text:style-name="T54">Celles-ci sont</text:span><text:span text:style-name="T53"> ensuite envoyées à l’EJB</text:span><text:span text:style-name="T54"> ManageUser</text:span><text:span text:style-name="T53"> pour l’insertion dans notre système de persistance. </text:span><text:span text:style-name="T54">L</text:span><text:span text:style-name="T53">e transfert de données </text:span><text:span text:style-name="T54">est simplifié par l'usage du DTO UserD</text:span><text:span text:style-name="T56">to</text:span><text:span text:style-name="T53">.</text:span></text:p>
      <text:p text:style-name="P32"/>
      <text:p text:style-name="P32"><text:span text:style-name="T54">De plus, u</text:span><text:span text:style-name="T41">n mail est envoyé au nouvel utilisateur afin qu’il </text:span><text:span text:style-name="T43">active son compte en</text:span><text:span text:style-name="T41"> confirm</text:span><text:span text:style-name="T43">ant</text:span><text:span text:style-name="T41"> son inscription. </text:span><text:span text:style-name="T44">Cette activation utilise ActivateUserManagedBean</text:span><text:bookmark-end text:name="__DdeLink__334_1330929936"/><text:span text:style-name="T44"> </text:span><text:span text:style-name="T47">et ManageUser.</text:span></text:p>
      <text:p text:style-name="P31"/>
      <text:p text:style-name="P31"><draw:frame draw:style-name="fr3" draw:name="Image12" text:anchor-type="paragraph" svg:width="12.457cm" svg:height="4.766cm" draw:z-index="12"><draw:image xlink:href="Pictures/20000002000003CF000001758D334F67.eps" xlink:type="simple" xlink:show="embed" xlink:actuate="onLoad"/></draw:frame><text:soft-page-break/></text:p>
      <text:p text:style-name="P47"><text:bookmark-start text:name="__DdeLink__251_133092993611"/><text:span text:style-name="T61">Figure </text:span><text:span text:style-name="T63">5</text:span><text:span text:style-name="T61"> : SAS du composant lié à la fonctionnalité </text:span><text:bookmark-end text:name="__DdeLink__251_133092993611"/><text:span text:style-name="T62">d'inscription</text:span></text:p>
      <text:p text:style-name="P49"/>
      <text:p text:style-name="P49"/>
      <text:p text:style-name="P49"/>
      <text:p text:style-name="P49">→<text:span text:style-name="T93"> Fonctionnalités Utilisateur </text:span><text:span text:style-name="T14">→ </text:span><text:span text:style-name="T13">Connexion/Déconnexion :</text:span></text:p>
      <text:p text:style-name="P49"/>
      <text:p text:style-name="P25"><text:bookmark-start text:name="__DdeLink__338_1330929936"/><text:span text:style-name="T96">Pour avoir accès à toutes les fonctionnalités de l’application, l’utilisateur doit s’authentifier en renseignant son adresse </text:span><text:span text:style-name="T101">e-</text:span><text:span text:style-name="T96">mail </text:span><text:span text:style-name="T98">(</text:span><text:span text:style-name="T96">ou son nom d’utilisateur</text:span><text:span text:style-name="T98">) </text:span><text:span text:style-name="T96">et son mot de passe </text:span><text:span text:style-name="T101">(</text:span><text:span text:style-name="T96">donné lors du processus d’inscription</text:span><text:span text:style-name="T101">)</text:span><text:span text:style-name="T96">. Les données sont </text:span><text:span text:style-name="T101">transmises</text:span><text:span text:style-name="T96"> au </text:span><text:span text:style-name="T98">M</text:span><text:span text:style-name="T96">anaged </text:span><text:span text:style-name="T98">B</text:span><text:span text:style-name="T96">ean SessionManagedBean qui est en SessionScoped. </text:span><text:span text:style-name="T98">L</text:span><text:span text:style-name="T96">’EJB </text:span><text:span text:style-name="T98">ManageUser est </text:span><text:span text:style-name="T101">là encore </text:span><text:span text:style-name="T98">utilisé. Cette fois-ci, </text:span><text:span text:style-name="T101">il</text:span><text:span text:style-name="T98"> </text:span><text:span text:style-name="T96">vérifie si le couple (adresse </text:span><text:span text:style-name="T101">e-</text:span><text:span text:style-name="T96">mail ou nom d’utilisateur / mot de passe) est présent dans la </text:span><text:span text:style-name="T101">B</text:span><text:span text:style-name="T96">ase de </text:span><text:span text:style-name="T101">D</text:span><text:span text:style-name="T96">onnées. </text:span><text:span text:style-name="T101">Dans le cas où le couple est valide</text:span><text:span text:style-name="T96">, une variable de session sera stockée durant toute la session de l’utilisateur. </text:span>La déconnexion consiste à réinitialiser la variable de session créée lors de la connexion.<text:bookmark-end text:name="__DdeLink__338_1330929936"/></text:p>
      <text:p text:style-name="P25"/>
      <text:p text:style-name="P25"><draw:frame draw:style-name="fr4" draw:name="Image13" text:anchor-type="paragraph" svg:width="15.094cm" svg:height="3.778cm" draw:z-index="13"><draw:image xlink:href="Pictures/20000002000003FB000000FFA3FEAD15.eps" xlink:type="simple" xlink:show="embed" xlink:actuate="onLoad"/></draw:frame></text:p>
      <text:p text:style-name="P80"><text:bookmark-start text:name="__DdeLink__251_133092993612"/><text:span text:style-name="T27">Figure </text:span><text:span text:style-name="T34">6</text:span><text:span text:style-name="T27"> : SAS du composant lié </text:span><text:span text:style-name="T33">aux</text:span><text:span text:style-name="T27"> fonctionnalité</text:span><text:span text:style-name="T33">s de connexion/déconnexion</text:span><text:bookmark-end text:name="__DdeLink__251_133092993612"/></text:p>
      <text:p text:style-name="P25"/>
      <text:p text:style-name="P25"/>
      <text:p text:style-name="P25"/>
      <text:p text:style-name="P53"><text:span text:style-name="T96">→</text:span><text:span text:style-name="T105"> Fonctionnalités Utilisateur </text:span><text:span text:style-name="T9">→ </text:span><text:span text:style-name="T10">Retrouver mot de passe :</text:span></text:p>
      <text:p text:style-name="P49"/>
      <text:p text:style-name="P26">Pour <text:span text:style-name="T115">retrouver un mot de passe oublié, </text:span>l’utilisateur donne son adresse <text:span text:style-name="T140">e-</text:span>mail <text:span text:style-name="T140">et</text:span> il reçoit ensuite un message avec un lien contenant un code aléatoire. <text:span text:style-name="T140">C</text:span>e lien <text:span text:style-name="T140">dirige</text:span> l’utilisateur vers un formulaire sur lequel il p<text:span text:style-name="T140">eut</text:span> renseigner un nouveau mot de passe <text:span text:style-name="T115">qui est envoyé à l'EJB ManageUser via le Managed Bean en RequestScope intitulé ForgotPassManagedBean.</text:span></text:p>
      <text:p text:style-name="P26"/>
      <text:p text:style-name="P26"><draw:frame draw:style-name="fr1" draw:name="Image11" text:anchor-type="paragraph" svg:width="16.175cm" svg:height="4.38cm" draw:z-index="11"><draw:image xlink:href="Pictures/20000002000005140000016013B2E267.eps" xlink:type="simple" xlink:show="embed" xlink:actuate="onLoad"/></draw:frame></text:p>
      <text:p text:style-name="P46"><text:bookmark-start text:name="__DdeLink__371_1330929936"/><text:bookmark-start text:name="__DdeLink__251_13309299361"/><text:span text:style-name="T27">Figure </text:span><text:span text:style-name="T34">7</text:span><text:span text:style-name="T27"> : SAS du composant lié à la fonctionnalité </text:span><text:bookmark-end text:name="__DdeLink__251_13309299361"/><text:span text:style-name="T32">de récupération d'un mot de passe</text:span><text:bookmark-end text:name="__DdeLink__371_1330929936"/></text:p>
      <text:p text:style-name="P49"><text:soft-page-break/>→<text:span text:style-name="T93"> Fonctionnalités Utilisateur </text:span><text:span text:style-name="T14">→ </text:span><text:span text:style-name="T13">Mise à jour </text:span><text:span text:style-name="T15">des </text:span><text:span text:style-name="T13">informations d</text:span><text:span text:style-name="T15">u</text:span><text:span text:style-name="T13"> compte :</text:span></text:p>
      <text:p text:style-name="P49"/>
      <text:p text:style-name="P4">Le changement d’adresse <text:span text:style-name="T141">e-</text:span>mail se fait depuis l’espace membre, l’opération est très basique et consiste à renseigner la nouvelle adresse <text:span text:style-name="T141">e-mail </text:span>qu<text:span text:style-name="T141">e l</text:span>’on souhaite assigner à son compte et le mot de passe pour confirmer. <text:span text:style-name="T141">S</text:span>i le mot de passe est correct, le changement se fait au niveau <text:span text:style-name="T141">du </text:span>sous-système EJB<text:span text:style-name="T116"> via le Managed Bean nommé InfoUserManagedBean (RequestScope). Sinon,</text:span> un message d’erreur est affiché. <text:span text:style-name="T141">L</text:span>e changement de mot passe est similaire et consiste à renseigner le nouveau mot de passe, sa confirmation <text:span text:style-name="T141">et</text:span> l’ancien mot de passe.</text:p>
      <text:p text:style-name="P4"><draw:frame draw:style-name="fr5" draw:name="Image14" text:anchor-type="paragraph" svg:width="18.44cm" svg:height="5.126cm" draw:z-index="14"><draw:image xlink:href="Pictures/200000020000041E00000125C50DA46E.eps" xlink:type="simple" xlink:show="embed" xlink:actuate="onLoad"/></draw:frame></text:p>
      <text:p text:style-name="P83"><text:bookmark-start text:name="__DdeLink__251_133092993613"/><text:span text:style-name="T23">Figure </text:span><text:span text:style-name="T25">8</text:span><text:span text:style-name="T23"> : SAS du composant lié à la fonctionnalité </text:span><text:bookmark-end text:name="__DdeLink__251_133092993613"/><text:span text:style-name="T24">de </text:span><text:span text:style-name="T25">mise à jour des informations d'un compte</text:span></text:p>
      <text:p text:style-name="P49"/>
      <text:p text:style-name="P49"/>
      <text:p text:style-name="P49"/>
      <text:p text:style-name="P49">→<text:span text:style-name="T93"> Fonctionnalités Utilisateur </text:span><text:span text:style-name="T14">→ </text:span><text:span text:style-name="T13">Gestion d</text:span><text:span text:style-name="T17">u</text:span><text:span text:style-name="T13"> lang</text:span><text:span text:style-name="T17">ag</text:span><text:span text:style-name="T13">e :</text:span></text:p>
      <text:p text:style-name="P49"/>
      <text:p text:style-name="P52"><text:span text:style-name="T26">Un utilisateur peut également changer l</text:span><text:span text:style-name="T31">a langue d'affichage</text:span><text:span text:style-name="T26"> du site depuis n'importe quelle page </text:span><text:span text:style-name="T30">depuis</text:span><text:span text:style-name="T26"> l'en-tête du site. Le Managed Bean nommé LanguageManagedBean est utilisé pour gérer le paramétrage d</text:span><text:span text:style-name="T30">u</text:span><text:span text:style-name="T26"> lang</text:span><text:span text:style-name="T30">age</text:span><text:span text:style-name="T26">. À l'heure actuelle, les langues </text:span><text:span text:style-name="T11">français</text:span><text:span text:style-name="T17">e</text:span><text:span text:style-name="T26"> et </text:span><text:span text:style-name="T11">anglais</text:span><text:span text:style-name="T17">e</text:span><text:span text:style-name="T26"> sont supporté</text:span><text:span text:style-name="T30">e</text:span><text:span text:style-name="T26">s. </text:span><text:span text:style-name="T28">Un cookie est également utilisé pour garder en mémoire le paramétrage </text:span><text:span text:style-name="T29">des utilisateurs.</text:span></text:p>
      <text:p text:style-name="P52"/>
      <text:p text:style-name="P46"><draw:frame draw:style-name="fr2" draw:name="Image10" text:anchor-type="paragraph" svg:width="18.44cm" svg:height="4.389cm" draw:z-index="10"><draw:image xlink:href="Pictures/200000020000045100000107CA73DF8D.eps" xlink:type="simple" xlink:show="embed" xlink:actuate="onLoad"/></draw:frame></text:p>
      <text:p text:style-name="P46"><text:bookmark-start text:name="__DdeLink__367_1330929936"/><text:bookmark-start text:name="__DdeLink__251_1330929936"/><text:span text:style-name="T27">Figure </text:span><text:span text:style-name="T34">9</text:span><text:span text:style-name="T27"> : SAS du composant lié à la fonctionnalité </text:span><text:bookmark-end text:name="__DdeLink__251_1330929936"/><text:span text:style-name="T32">de gestion de la langue d'affichage du site</text:span><text:bookmark-end text:name="__DdeLink__367_1330929936"/></text:p>
      <text:p text:style-name="P50"/>
      <text:p text:style-name="P50"/>
      <text:p text:style-name="P50"/>
      <text:p text:style-name="P51"><text:span text:style-name="T11">→</text:span><text:span text:style-name="T14"> Fonctionnalités Films/Produits → Liste de produits et recherche de produits :</text:span></text:p>
      <text:p text:style-name="P54"/>
      <text:p text:style-name="P72">La consultation de la liste des produits, c'est-à-dire de la liste des films et des packs de films disponible<text:span text:style-name="T143">s,</text:span> est l'une des fonctionnalités centrales de notre application. Le principe est le suivant : l'utilisateur sélectionne <text:span text:style-name="T111">d'abord </text:span>un critère général (sélection des pack<text:span text:style-name="T111">s</text:span>, des meilleurs films ou des nouveautés) ou des critères spécifiques à un film (titre, date de sortie, un réalisateur, un acteur et <text:span text:style-name="T143">un </text:span>ou plusieurs genres). <text:span text:style-name="T111">Ensuite,</text:span> une liste de produits validant le ou les critères est affichée. La page du site réalisant cette fonctionnalité est <text:span text:style-name="T107"><text:s/></text:span><text:span text:style-name="T76">films.xhtml</text:span>. <text:span text:style-name="T107">Cette page est divisée en deux parties : la première permet de paramétrer la recherche et la seconde permet d'afficher la liste des résultats. Cette liste est mise à jour sans rechargement de toute la page en Ajax à chaque envoi d'une nouvelle recherche.</text:span></text:p>
      <text:p text:style-name="P73"/>
      <text:p text:style-name="P59"><text:soft-page-break/>Cette fonctionnalité utilise deux principaux Managed Bean nommés <text:span text:style-name="T108">S</text:span>earchProductManagedBean et <text:span text:style-name="T108">L</text:span>istProductsManagedBean dont les détails sont les suivants :</text:p>
      <text:p text:style-name="P59"><text:span text:style-name="T108"><text:tab/>- S</text:span>earchProductManagedBean est utilis<text:span text:style-name="T144">é</text:span> pour stocker tou<text:span text:style-name="T144">s</text:span> les critères de recherche dans le cas d'une recherche spécifique de films selon des critères précis (titre, date, etc.). Il est défini en SessionScoped pour permettre de garder les critères de recherche tout au long de la session.</text:p>
      <text:p text:style-name="P59"><text:span text:style-name="T95"><text:tab/>- ListProductsManagedBean </text:span><text:span text:style-name="T97">est utilis</text:span><text:span text:style-name="T102">é</text:span><text:span text:style-name="T97"> pour gérer l'affichage de la recherche </text:span><text:span text:style-name="T100">en fournissant une liste de ProductDto à la page</text:span><text:span text:style-name="T97">. Pour cela, il gère des données liées à l'affichage de </text:span><text:span text:style-name="T87">films.xhtml</text:span><text:span text:style-name="T97"> (type de recherche courant et pagination de la liste des résultats) et l'exécution de la recherche en faisant appel à l'EJB ManageProduct. Enfin, ce Managed Bean est également utilisé pour produire une liste statique, récupér</text:span><text:span text:style-name="T102">é</text:span><text:span text:style-name="T97"> une seule fois, de films intéressant</text:span><text:span text:style-name="T102">s</text:span><text:span text:style-name="T97"> qui sont affichés en pied de page.</text:span></text:p>
      <text:p text:style-name="P59"/>
      <text:p text:style-name="P43"><draw:frame draw:style-name="fr1" draw:name="Image2" text:anchor-type="paragraph" svg:width="16.429cm" svg:height="2.575cm" draw:z-index="2"><draw:image xlink:href="Pictures/2000000200000407000000AA364493F6.eps" xlink:type="simple" xlink:show="embed" xlink:actuate="onLoad"/></draw:frame></text:p>
      <text:p text:style-name="P43"><text:bookmark-start text:name="__DdeLink__364_1330929936"/><text:bookmark-start text:name="__DdeLink__342_1330929936"/><text:bookmark-start text:name="__DdeLink__314_1330929936"/><text:span text:style-name="T94">Figure 10 : SAS du composant lié à la fonctionnalité d'affichage et de recherche de produits</text:span><text:bookmark-end text:name="__DdeLink__364_1330929936"/><text:bookmark-end text:name="__DdeLink__342_1330929936"/><text:bookmark-end text:name="__DdeLink__314_1330929936"/></text:p>
      <text:p text:style-name="P59"/>
      <text:p text:style-name="P59"/>
      <text:p text:style-name="P59"/>
      <text:p text:style-name="P40"><text:span text:style-name="T36">→ Fonctionnalités Films/Produits → Fiche d'un film et d'un pack de films :</text:span></text:p>
      <text:p text:style-name="P63"/>
      <text:p text:style-name="P75">Pour chaque film disponible, l'utilisateur peut consulter une fiche donnant plusieurs informations sur celui-ci. <text:span text:style-name="T110">Cette fiche permet également de voir le prix et le nombre de ventes du film.</text:span> Cette fonctionnalité est mise en place sur la page <text:span text:style-name="T76">fiche_film.xhtml</text:span>.</text:p>
      <text:p text:style-name="P74"/>
      <text:p text:style-name="P74">Cette page utilise <text:span text:style-name="T18">LoginManagedBean </text:span><text:span text:style-name="T19">(affichage param</text:span><text:span text:style-name="T22">é</text:span><text:span text:style-name="T19">tré si l'utilisateur est connecté) et </text:span>principalement le Managed Bean nommé FilmManagedBean. <text:span text:style-name="T112">Ce Managed Bean est utilisé pour récupérer le FilmFicheDto contenant les informations du film à afficher dans la fiche. Il est défini en ViewScope. Le ManagedBean récupère tout d'abord un identifiant de film. Il fait ensuite appel à l'EJB ManageFilm pour récupérer le FilmFicheDto correspondant. Enfin la page </text:span><text:span text:style-name="T85">fiche_film.xhtml</text:span><text:span text:style-name="T112"> récupère ces informations via les méthodes de FilmManagedBean. De plus, FilmManagedBean utilise LanguageManagedBean pour transmettre la langue utilisée par l'utilisateur à l'EJB et récupérer les informations dans cette langue.</text:span></text:p>
      <text:p text:style-name="P63"/>
      <text:p text:style-name="P38">Il est également possible de consulter une fiche <text:span text:style-name="T106">pour un pack de films. Cette fonctionnalité est accessible sur la page </text:span><text:span text:style-name="T79">fiche_product.xhtml</text:span><text:span text:style-name="T90">. </text:span><text:span text:style-name="T91">Elle </text:span><text:span text:style-name="T106">utilise LoginManagedBean et principalement le Managed Bean intitulé ProductManagedBean. Ce Managed Bean est semblable à FilmManagedBean. Il est lui aussi défini en ViewScoped. Il récupère à partir d'un identifiant le ProductDto correspondant via l'EJB ManageProduct. S'il ne s'agit pas d'un pack (c'est-à-dire si le produit contient un seul film), le ManagedBean fait une redirection vers la page </text:span><text:span text:style-name="T79">fiche_film.xhtml</text:span><text:span text:style-name="T106">. Il fournit alors toutes les méthodes nécessaires à la page </text:span><text:span text:style-name="T79">fiche_product.xhtml</text:span><text:span text:style-name="T106"> pour afficher les informations du pack. Là encore, LanguageManagedBean est utilisé pour permettre un affichage des informations dans la langue sélectionnée par l'utilisateur. Enfin, un plugin de slider JQuery est utilisé pour gérer l'affichage des affiches des films du pack.</text:span></text:p>
      <text:p text:style-name="P38"/>
      <text:p text:style-name="P44"><draw:frame draw:style-name="fr1" draw:name="Image1" text:anchor-type="paragraph" svg:width="17.013cm" svg:height="4.277cm" draw:z-index="1"><draw:image xlink:href="Pictures/200000020000051100000146BBB68343.eps" xlink:type="simple" xlink:show="embed" xlink:actuate="onLoad"/></draw:frame></text:p>
      <text:p text:style-name="P44"><text:span text:style-name="T94">Figure 11 : SAS du composant lié aux fonctionnalités d'affichage de fiche film et fiche pack de films</text:span></text:p>
      <text:p text:style-name="P65"><text:soft-page-break/><text:span text:style-name="T109">→ Fonctionnalités Films/Produits → Visionner un film :</text:span></text:p>
      <text:p text:style-name="P63"/>
      <text:p text:style-name="P66">Les utilisateurs peuvent visionner en streaming ou télécharger les films qu'ils ont achetés. La page de visionnage est <text:span text:style-name="T76">visionneuse.xhtml</text:span>. <text:span text:style-name="T145">Elle</text:span><text:span text:style-name="T86"> </text:span>utilise <text:span text:style-name="T114">la gestion vidéo de HTML5 et</text:span> plusieurs Managed Bean :</text:p>
      <text:p text:style-name="P66"><text:tab/>- SessionManagedBean est utilisé pour vérifier que l'utilisateur est connecté.</text:p>
      <text:p text:style-name="P66"><text:tab/>- AccountManagedBean est utilisé pour vérifier si le film a bien été acheté par l'utilisateur qui accède à la page en interrogeant l'EJB ManageUser <text:span text:style-name="T113">et sa fonction de récupération des films d'un utilisateur</text:span>.</text:p>
      <text:p text:style-name="P66"><text:tab/>- FilmManagedBean est utilisé pour récupérer la vidéo <text:span text:style-name="T113">via l'EJB ManageFilm. Plusieurs paramètres peuvent être sélectionnés (qualité, format et langue).</text:span></text:p>
      <text:p text:style-name="P71"><text:span text:style-name="T20"><text:tab/>- </text:span><text:span text:style-name="T21">U</text:span>sersFilmsManagedBean <text:span text:style-name="T117">gère la progression de la lecture de la vidéo via l'EJB ManageUsersFilm.</text:span></text:p>
      <text:p text:style-name="P71"/>
      <text:p text:style-name="P56"><draw:frame draw:style-name="fr2" draw:name="Image3" text:anchor-type="paragraph" svg:width="18.44cm" svg:height="4.357cm" draw:z-index="3"><draw:image xlink:href="Pictures/20000002000004E900000129C12F4F1B.eps" xlink:type="simple" xlink:show="embed" xlink:actuate="onLoad"/></draw:frame></text:p>
      <text:p text:style-name="P56"><text:bookmark-start text:name="__DdeLink__310_1330929936"/><text:span text:style-name="T124">Figure </text:span><text:span text:style-name="T131">12</text:span><text:span text:style-name="T124"> : SAS d</text:span><text:span text:style-name="T125">u</text:span><text:span text:style-name="T124"> composant lié </text:span><text:span text:style-name="T125">à la </text:span><text:span text:style-name="T124">fonctionnalité </text:span><text:span text:style-name="T125">de visionnage d'un </text:span><text:span text:style-name="T124">film</text:span><text:bookmark-end text:name="__DdeLink__310_1330929936"/></text:p>
      <text:p text:style-name="P63"/>
      <text:p text:style-name="P63"/>
      <text:p text:style-name="P63"/>
      <text:p text:style-name="P63"><text:span text:style-name="T109">→ Fonctionnalités Caddie → Ajouter/Supprimer du caddie :</text:span></text:p>
      <text:p text:style-name="P63"/>
      <text:p text:style-name="P30"><text:span text:style-name="T68">L'ajout d'un film au caddie se fait par la page de sa fiche lorsque </text:span><text:span text:style-name="T40">l'utilisateur est connecté. La modification du caddie est aussi possible </text:span><text:span text:style-name="T69">à</text:span><text:span text:style-name="T40"> partir de la page mon caddie où il est possible d'y supprimer un produit et de valider le caddie pour passer au paiement. Cette fonctionnalité utilise deux Managed Bean :</text:span></text:p>
      <text:p text:style-name="P30"><text:span text:style-name="T40"><text:tab/>- CaddieManagedBean, en RequestScoped, contient les opérations à </text:span><text:span text:style-name="T69">effectuer</text:span><text:span text:style-name="T40"> sur le caddie, telle que lister les produits, ajouter un produit et supprimer un produit. Il utilise l'EJB ManageTransation pour modifier le caddie et l'EJB ManageProduct afin de </text:span><text:span text:style-name="T69">récupér</text:span><text:span text:style-name="T72">er</text:span><text:span text:style-name="T40"> la liste des produit</text:span><text:span text:style-name="T69">s</text:span><text:span text:style-name="T40"> du caddie. Les entités sont convertie</text:span><text:span text:style-name="T72">s</text:span><text:span text:style-name="T40"> en CaddieDto qui contient des ProductD</text:span><text:span text:style-name="T69">to</text:span><text:span text:style-name="T40">.</text:span></text:p>
      <text:p text:style-name="P30"><text:span text:style-name="T40"><text:tab/>- SessionManagedBean, en SessionScoped, maintient un état du caddie de l'utilisateur afin de facilité son </text:span><text:span text:style-name="T69">accès.</text:span><text:span text:style-name="T40"> Ce dernier utilise l'EJB ManageTransaction.</text:span></text:p>
      <text:p text:style-name="P30"><text:span text:style-name="T40"/></text:p>
      <text:p text:style-name="P29"/>
      <text:p text:style-name="P29"><draw:frame draw:style-name="fr2" draw:name="Image7" text:anchor-type="paragraph" svg:width="18.44cm" svg:height="6.361cm" draw:z-index="6"><draw:image xlink:href="Pictures/20000002000004ED000001B3AEE7F58E.eps" xlink:type="simple" xlink:show="embed" xlink:actuate="onLoad"/></draw:frame></text:p>
      <text:p text:style-name="P45"><text:span text:style-name="T70">Figure </text:span><text:span text:style-name="T73">13</text:span><text:span text:style-name="T70"> : SAS du composant lié </text:span><text:span text:style-name="T71">aux</text:span><text:span text:style-name="T70"> fonctionnalité</text:span><text:span text:style-name="T71">s</text:span><text:span text:style-name="T70"> </text:span><text:span text:style-name="T71">de gestion du caddie</text:span></text:p>
      <text:p text:style-name="P63"/>
      <text:p text:style-name="P63"/>
      <text:p text:style-name="P63"><text:soft-page-break/><text:span text:style-name="T109">→ Fonctionnalités Caddie → Paiement :</text:span></text:p>
      <text:p text:style-name="P63"/>
      <text:p text:style-name="P25"><text:bookmark-start text:name="__DdeLink__357_1330929936"/><text:span text:style-name="T96">Une fois le caddie complété, sur l</text:span><text:span text:style-name="T104">'onglet</text:span><text:span text:style-name="T96"> « mon caddie » </text:span><text:span text:style-name="T104">de la page </text:span><text:span text:style-name="T88">moncompte.xhtml</text:span><text:span text:style-name="T96">, l'utilisateur peut </text:span><text:span text:style-name="T99">le </text:span>valider. Il arrive alors sur la page de paiement. Un<text:span text:style-name="T146">e</text:span> fois le paiement effect<text:span text:style-name="T122">ué</text:span>, les films du caddie son<text:span text:style-name="T122">t</text:span> ajout<text:span text:style-name="T146">és</text:span> aux films de l'utilisateur et la transaction est enregistr<text:span text:style-name="T122">ée</text:span> dans son historique. Lors de la demande de la validation du caddie, l'utilisateur passe dans un état spéciale : paiement. Cet état <text:span text:style-name="T122">empêche</text:span> la navigation sur le site, si une page est accédé<text:span text:style-name="T122">e</text:span>, alors le paiement est automatiquement annulé. Cette fonctionnalité utilise un Managed Bean : PaiementManagedBean qui est en RequestScoped. Ce <text:span text:style-name="T122">M</text:span>anaged Bean utilise l'EJB ManageTransaction. Une fois le paiement <text:span text:style-name="T122">réalisé</text:span>, l'utilisateur e<text:span text:style-name="T122">s</text:span>t redirigé vers la page "mon compte<text:bookmark-start text:name="__DdeLink__307_1330929936"/>"<text:bookmark-end text:name="__DdeLink__307_1330929936"/>.<text:bookmark-end text:name="__DdeLink__357_1330929936"/></text:p>
      <text:p text:style-name="P25"/>
      <text:p text:style-name="P82"><text:span text:style-name="T103"/></text:p>
      <text:p text:style-name="P79"><draw:frame draw:style-name="fr2" draw:name="Image8" text:anchor-type="paragraph" svg:width="18.44cm" svg:height="3.907cm" draw:z-index="7"><draw:image xlink:href="Pictures/200000020000057E0000012A98525858.eps" xlink:type="simple" xlink:show="embed" xlink:actuate="onLoad"/></draw:frame></text:p>
      <text:p text:style-name="P81"><text:span text:style-name="T94">Figure 14 : SAS du composant lié à la fonctionnalité paiement</text:span></text:p>
      <text:p text:style-name="P79"/>
      <text:p text:style-name="P79"/>
      <text:p text:style-name="P79"/>
      <text:p text:style-name="P63"><text:span text:style-name="T109">→ Fonctionnalités Caddie → Historique :</text:span></text:p>
      <text:p text:style-name="P54"/>
      <text:p text:style-name="P23"><text:bookmark-start text:name="__DdeLink__360_1330929936"/><text:span text:style-name="T96">L'utilisateur peut voir son historique des transactions <text:s/>sur la page </text:span><text:span text:style-name="T88">moncompte.xhtml</text:span>. Cette <text:span text:style-name="T123">fonctionnalité</text:span> utilise HistoryManagedBean (RequestScoped) qui lui-même utilise l'EJB ManagedTransaction.<text:bookmark-end text:name="__DdeLink__360_1330929936"/></text:p>
      <text:p text:style-name="P54"/>
      <text:p text:style-name="P54"><draw:frame draw:style-name="fr2" draw:name="Image9" text:anchor-type="paragraph" svg:width="18.44cm" svg:height="2.145cm" draw:z-index="8"><draw:image xlink:href="Pictures/200000020000050900000096735E1941.eps" xlink:type="simple" xlink:show="embed" xlink:actuate="onLoad"/></draw:frame></text:p>
      <text:p text:style-name="P78"><text:bookmark-start text:name="__DdeLink__349_1330929936"/><text:span text:style-name="T94">Figure 15 : SAS du composant lié à la fonctionnalité de visualisation d'un historique des transactions</text:span><text:bookmark-end text:name="__DdeLink__349_1330929936"/></text:p>
      <text:p text:style-name="P54"/>
      <text:p text:style-name="P54"/>
      <text:p text:style-name="P54"/>
      <text:p text:style-name="P64"><text:span text:style-name="T109">→ Fonctionnalités complémentaires du site :</text:span></text:p>
      <text:p text:style-name="P64"/>
      <text:p text:style-name="P76"><text:span text:style-name="T37">La page </text:span><text:span text:style-name="T35">sitemap.xhtml</text:span><text:span text:style-name="T37"> est un page statique qui présente le plan du site. La page </text:span><text:span text:style-name="T35">contact.xhtml</text:span><text:span text:style-name="T37"> est une page proposant un formulaire de contact utilisant le Managed Bean en RequestScope nommé ContactManagedBean. Ce dernier est uniquement utilisé pour récupérer les valeurs du formulaire et retourner un statut (envoi réussi ou non). À l'heure actuelle, la fonctionnalité de contact n'est pas utilisé car seule la structure (page JSF et Managed Bean) </text:span><text:span text:style-name="T39">a</text:span><text:span text:style-name="T37"> été développé. Aucun traitement du message est donc disponible et le statut renvoy</text:span><text:span text:style-name="T38">é</text:span><text:span text:style-name="T37"> est toujours « envoi réussi ».</text:span></text:p>
      <text:p text:style-name="P64"/>
      <text:p text:style-name="P39"/>
      <text:p text:style-name="P39"><text:span text:style-name="T132">2</text:span>.2. Composants <text:span text:style-name="T139">A</text:span>dministrateur</text:p>
      <text:p text:style-name="P39"/>
      <text:p text:style-name="P5">Une version admin<text:span text:style-name="T120">istrateur</text:span> non <text:span text:style-name="T120">complète</text:span> existe. <text:span text:style-name="T120">E</text:span>lle permet de consulter, d'ajouter et de <text:span text:style-name="T120">modifier</text:span> les films, les produits et les utilisateur<text:span text:style-name="T147">s</text:span>. Pour chaque entité, deux pages existe<text:span text:style-name="T147">nt</text:span> : une pour obtenir la liste des <text:span text:style-name="T120">éléments et une </text:span>pour <text:span text:style-name="T120">créer</text:span>/afficher/modifier un <text:span text:style-name="T120">élément. </text:span>Un <text:span text:style-name="T120">M</text:span>anage<text:span text:style-name="T120">d</text:span> <text:span text:style-name="T120">B</text:span>ean est associé <text:span text:style-name="T147">à</text:span> chaque page. Chaque page fait ap<text:span text:style-name="T120">p</text:span>el <text:span text:style-name="T120">à</text:span> l'EJB de l'entité <text:span text:style-name="T147">à</text:span> laquelle il est associé.</text:p>
      <text:p text:style-name="P5"/>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P19">Composant</text:p>
            <text:p text:style-name="P3">page JSF</text:p>
          </table:table-cell>
          <table:table-cell table:style-name="Tableau2.A1" office:value-type="string">
            <text:p text:style-name="P19">Managed Bean</text:p>
            <text:p text:style-name="P24">→ EJB</text:p>
          </table:table-cell>
          <table:table-cell table:style-name="Tableau2.C1" office:value-type="string">
            <text:p text:style-name="P19">Description</text:p>
          </table:table-cell>
        </table:table-row>
        <table:table-row>
          <table:table-cell table:style-name="Tableau2.A2" office:value-type="string">
            <text:p text:style-name="P13">Products</text:p>
            <text:p text:style-name="P1">products.xhtml</text:p>
          </table:table-cell>
          <table:table-cell table:style-name="Tableau2.B2" office:value-type="string">
            <text:p text:style-name="P17">ProductManagedBean</text:p>
            <text:p text:style-name="P1">→<text:span text:style-name="T121"> ManageProduct</text:span></text:p>
          </table:table-cell>
          <table:table-cell table:style-name="Tableau2.C2" office:value-type="string">
            <text:list xml:id="list165305835830328" text:continue-list="list165303635037749" text:style-name="L6">
              <text:list-item>
                <text:p text:style-name="P11"><text:span text:style-name="T120">a</text:span>ffich<text:span text:style-name="T120">age de</text:span> la liste des produits</text:p>
              </text:list-item>
            </text:list>
          </table:table-cell>
        </table:table-row>
        <table:table-row>
          <table:table-cell table:style-name="Tableau2.A3" office:value-type="string">
            <text:list xml:id="list165306694553230" text:continue-numbering="true" text:style-name="L6">
              <text:list-header>
                <text:p text:style-name="P34">Product</text:p>
                <text:p text:style-name="P36">product.xhtml</text:p>
              </text:list-header>
            </text:list>
          </table:table-cell>
          <table:table-cell table:style-name="Tableau2.B7" office:value-type="string">
            <text:list xml:id="list165306781682153" text:continue-numbering="true" text:style-name="L6">
              <text:list-header>
                <text:p text:style-name="P35"/>
                <text:p text:style-name="P35">ProductManagedBean</text:p>
                <text:p text:style-name="P37"><text:span text:style-name="T80">→</text:span><text:span text:style-name="T121"> ManageProduct</text:span></text:p>
              </text:list-header>
            </text:list>
          </table:table-cell>
          <table:table-cell table:style-name="Tableau2.C3" office:value-type="string">
            <text:list xml:id="list165306413036194" text:continue-numbering="true" text:style-name="L6">
              <text:list-item>
                <text:p text:style-name="P7"><text:span text:style-name="T120">création d'</text:span>un produit</text:p>
              </text:list-item>
              <text:list-item>
                <text:p text:style-name="P7"><text:span text:style-name="T120">affichage d'</text:span>un <text:span text:style-name="T120">p</text:span>roduit </text:p>
              </text:list-item>
              <text:list-item>
                <text:p text:style-name="P9">modification d'un produit</text:p>
              </text:list-item>
              <text:list-item>
                <text:p text:style-name="P9">activation/désactivation d'un produit</text:p>
              </text:list-item>
              <text:list-item>
                <text:p text:style-name="P11"><text:span text:style-name="T120">ajout/suppression d'</text:span>un film <text:span text:style-name="T120">à un</text:span> produit</text:p>
              </text:list-item>
            </text:list>
          </table:table-cell>
        </table:table-row>
        <table:table-row>
          <table:table-cell table:style-name="Tableau2.A4" office:value-type="string">
            <text:p text:style-name="P13">Users</text:p>
            <text:p text:style-name="P1">users.xhtml</text:p>
          </table:table-cell>
          <table:table-cell table:style-name="Tableau2.B7" office:value-type="string">
            <text:p text:style-name="P17">UsersManagedBean</text:p>
            <text:p text:style-name="P2">→<text:span text:style-name="T121"> ManageUser</text:span></text:p>
          </table:table-cell>
          <table:table-cell table:style-name="Tableau2.C4" office:value-type="string">
            <text:list xml:id="list165306718220722" text:continue-numbering="true" text:style-name="L6">
              <text:list-item>
                <text:p text:style-name="P7"><text:span text:style-name="T120">a</text:span>ffich<text:span text:style-name="T120">age de</text:span> la liste des utilisateurs</text:p>
              </text:list-item>
              <text:list-item>
                <text:p text:style-name="P18">suppression d'un utilisateur</text:p>
              </text:list-item>
            </text:list>
          </table:table-cell>
        </table:table-row>
        <table:table-row>
          <table:table-cell table:style-name="Tableau2.A5" office:value-type="string">
            <text:p text:style-name="P15">User</text:p>
            <text:p text:style-name="P1">user.xhtml</text:p>
          </table:table-cell>
          <table:table-cell table:style-name="Tableau2.B7" office:value-type="string">
            <text:p text:style-name="P17">UserManagedBean</text:p>
            <text:p text:style-name="P2">→<text:span text:style-name="T121"> ManageUser</text:span></text:p>
          </table:table-cell>
          <table:table-cell table:style-name="Tableau2.C5" office:value-type="string">
            <text:list xml:id="list165305429183123" text:continue-numbering="true" text:style-name="L6">
              <text:list-item>
                <text:p text:style-name="P7"><text:span text:style-name="T120">a</text:span>ffich<text:span text:style-name="T120">age d</text:span>es informations d'un utilisateur</text:p>
              </text:list-item>
              <text:list-item>
                <text:p text:style-name="P7"><text:span text:style-name="T120">édition d</text:span>es informations d'un <text:span text:style-name="T120">utilisateur</text:span></text:p>
              </text:list-item>
              <text:list-item>
                <text:p text:style-name="P11"><text:span text:style-name="T120">activation/désactivation d'</text:span>un utilisateur</text:p>
              </text:list-item>
            </text:list>
          </table:table-cell>
        </table:table-row>
        <table:table-row>
          <table:table-cell table:style-name="Tableau2.A6" office:value-type="string">
            <text:p text:style-name="P13">Films</text:p>
            <text:p text:style-name="P1">films.xhtml</text:p>
          </table:table-cell>
          <table:table-cell table:style-name="Tableau2.B7" office:value-type="string">
            <text:p text:style-name="P17">FilmsManagedBean</text:p>
            <text:p text:style-name="P2">→<text:span text:style-name="T121"> ManageFilm</text:span></text:p>
          </table:table-cell>
          <table:table-cell table:style-name="Tableau2.C6" office:value-type="string">
            <text:list xml:id="list165305658033521" text:continue-numbering="true" text:style-name="L6">
              <text:list-item>
                <text:p text:style-name="P18">affichage de la liste des films</text:p>
              </text:list-item>
            </text:list>
          </table:table-cell>
        </table:table-row>
        <table:table-row>
          <table:table-cell table:style-name="Tableau2.A7" office:value-type="string">
            <text:p text:style-name="P13">Film</text:p>
            <text:p text:style-name="P1">film.xhtml</text:p>
          </table:table-cell>
          <table:table-cell table:style-name="Tableau2.B7" office:value-type="string">
            <text:p text:style-name="P17">FilmManagedBean</text:p>
            <text:p text:style-name="P2">→<text:span text:style-name="T121"> ManageFilm</text:span></text:p>
          </table:table-cell>
          <table:table-cell table:style-name="Tableau2.C7" office:value-type="string">
            <text:list xml:id="list165306560442477" text:continue-numbering="true" text:style-name="L6">
              <text:list-item>
                <text:p text:style-name="P7"><text:span text:style-name="T120">affichage d</text:span>es informations d'un film</text:p>
              </text:list-item>
              <text:list-item>
                <text:p text:style-name="P7"><text:span text:style-name="T120">affichage d</text:span>es acteurs, réalisateurs et genre d'un film <text:s/></text:p>
              </text:list-item>
              <text:list-item>
                <text:p text:style-name="P9">modification/création d'un film</text:p>
              </text:list-item>
              <text:list-item>
                <text:p text:style-name="P7"><text:span text:style-name="T120">chargement d</text:span>es informations <text:span text:style-name="T120">d'un film</text:span> depuis TMDB</text:p>
              </text:list-item>
              <text:list-item>
                <text:p text:style-name="P7"><text:span text:style-name="T120">consultation </text:span>des produits auquel le produit appartient </text:p>
              </text:list-item>
              <text:list-item>
                <text:p text:style-name="P18">sélection du produit principal</text:p>
              </text:list-item>
            </text:list>
          </table:table-cell>
        </table:table-row>
        <table:table-row>
          <table:table-cell table:style-name="Tableau2.A8" office:value-type="string">
            <text:p text:style-name="P13">Videos</text:p>
            <text:p text:style-name="P1">videos.xhtml</text:p>
          </table:table-cell>
          <table:table-cell table:style-name="Tableau2.B8" office:value-type="string">
            <text:p text:style-name="P17">VideoManagedBean</text:p>
            <text:p text:style-name="P2">→<text:span text:style-name="T121"> ManageVideo</text:span></text:p>
          </table:table-cell>
          <table:table-cell table:style-name="Tableau2.C8" office:value-type="string">
            <text:list xml:id="list165305689494105" text:continue-numbering="true" text:style-name="L6">
              <text:list-item>
                <text:p text:style-name="P7"><text:span text:style-name="T120">a</text:span>ffich<text:span text:style-name="T120">ag</text:span>e <text:span text:style-name="T120">de</text:span> toutes les <text:span text:style-name="T120">vidéos d'un film</text:span></text:p>
              </text:list-item>
              <text:list-item>
                <text:p text:style-name="P9">ajout d'une vidéo ou d'un trailer à un film</text:p>
              </text:list-item>
            </text:list>
          </table:table-cell>
        </table:table-row>
      </table:table>
      <text:p text:style-name="P57"/>
      <text:p text:style-name="P57"><text:bookmark-start text:name="__DdeLink__316_1330929936"/><text:span text:style-name="T124">Figure </text:span><text:span text:style-name="T131">16</text:span><text:span text:style-name="T126"> </text:span><text:span text:style-name="T124">: </text:span><text:span text:style-name="T127">Tableau </text:span><text:span text:style-name="T130">détaillant</text:span><text:span text:style-name="T127"> la partie administration</text:span><text:bookmark-end text:name="__DdeLink__316_1330929936"/></text:p>
      <text:p text:style-name="P39"/>
      <text:p text:style-name="P55"><text:span text:style-name="T2"/></text:p>
      <text:p text:style-name="P39"/>
      <text:p text:style-name="P5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81cm" fo:margin-bottom="1.281cm" fo:margin-left="1.281cm" fo:margin-right="1.28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12-15T08:57:25.036962648</meta:creation-date>
    <dc:date>2014-12-15T16:53:00.278340157</dc:date>
    <dc:creator>pierre </dc:creator>
    <meta:editing-duration>PT7H34M40S</meta:editing-duration>
    <meta:editing-cycles>111</meta:editing-cycles>
    <meta:generator>LibreOffice/4.2.7.2$Linux_X86_64 LibreOffice_project/420m0$Build-2</meta:generator>
    <meta:document-statistic meta:table-count="2" meta:image-count="14" meta:object-count="0" meta:page-count="9" meta:paragraph-count="155" meta:word-count="2647" meta:character-count="17116" meta:non-whitespace-character-count="14652"/>
  </office:meta>
</office:document-meta>
</file>